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4*"/>
    </style:style>
    <style:style style:name="Таблица1.B" style:family="table-column">
      <style:table-column-properties style:column-width="5.667cm" style:rel-column-width="21846*"/>
    </style:style>
    <style:style style:name="Таблица1.C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78*"/>
    </style:style>
    <style:style style:name="Таблица2.B" style:family="table-column">
      <style:table-column-properties style:column-width="4.251cm" style:rel-column-width="16386*"/>
    </style:style>
    <style:style style:name="Таблица2.D" style:family="table-column">
      <style:table-column-properties style:column-width="4.251cm" style:rel-column-width="1638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B" style:family="table-column">
      <style:table-column-properties style:column-width="4.251cm" style:rel-column-width="16385*"/>
    </style:style>
    <style:style style:name="Таблица3.C" style:family="table-column">
      <style:table-column-properties style:column-width="4.251cm" style:rel-column-width="16384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51cm" style:rel-column-width="16384*"/>
    </style:style>
    <style:style style:name="Таблица4.D" style:family="table-column">
      <style:table-column-properties style:column-width="4.249cm" style:rel-column-width="16383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C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3.401cm" style:rel-column-width="1310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5.E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4*"/>
    </style:style>
    <style:style style:name="Таблица6.B" style:family="table-column">
      <style:table-column-properties style:column-width="5.667cm" style:rel-column-width="21846*"/>
    </style:style>
    <style:style style:name="Таблица6.C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5.667cm" style:rel-column-width="21844*"/>
    </style:style>
    <style:style style:name="Таблица7.B" style:family="table-column">
      <style:table-column-properties style:column-width="5.667cm" style:rel-column-width="21846*"/>
    </style:style>
    <style:style style:name="Таблица7.C" style:family="table-column">
      <style:table-column-properties style:column-width="5.667cm" style:rel-column-width="2184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C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3a2b3" officeooo:paragraph-rsid="0013a2b3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13a2b3" officeooo:paragraph-rsid="0013a2b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3a2b3" officeooo:paragraph-rsid="0013a2b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59574" officeooo:paragraph-rsid="0015957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59574" officeooo:paragraph-rsid="0015957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72ffb" officeooo:paragraph-rsid="00172ff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72ffb" officeooo:paragraph-rsid="001c52b8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72ffb" officeooo:paragraph-rsid="00351b20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72ffb" officeooo:paragraph-rsid="00362577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72ffb" officeooo:paragraph-rsid="00172ffb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72ffb" officeooo:paragraph-rsid="002c1f3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72ffb" officeooo:paragraph-rsid="002f4e7d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2b2875" officeooo:paragraph-rsid="002b2875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2b2875" officeooo:paragraph-rsid="002c1f34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officeooo:paragraph-rsid="00172ffb"/>
    </style:style>
    <style:style style:name="P16" style:family="paragraph" style:parent-style-name="Standard">
      <style:paragraph-properties fo:text-align="center" style:justify-single-word="false"/>
      <style:text-properties officeooo:paragraph-rsid="001e9a2f"/>
    </style:style>
    <style:style style:name="P17" style:family="paragraph" style:parent-style-name="Standard">
      <style:paragraph-properties fo:text-align="center" style:justify-single-word="false"/>
      <style:text-properties officeooo:paragraph-rsid="002c1f34"/>
    </style:style>
    <style:style style:name="P18" style:family="paragraph" style:parent-style-name="Standard">
      <style:paragraph-properties fo:text-align="center" style:justify-single-word="false"/>
      <style:text-properties fo:font-size="16pt" officeooo:rsid="0013a2b3" officeooo:paragraph-rsid="0013a2b3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2f4e7d" style:font-size-asian="14pt" style:font-style-asian="normal" style:font-weight-asian="normal" style:font-size-complex="14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1c52b8" style:font-size-asian="14pt" style:font-style-asian="normal" style:font-weight-asian="normal" style:font-size-complex="14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2c1f34" style:font-size-asian="14pt" style:font-style-asian="normal" style:font-weight-asian="normal" style:font-size-complex="14pt" style:font-style-complex="normal"/>
    </style:style>
    <style:style style:name="P22" style:family="paragraph" style:parent-style-name="Standard">
      <style:text-properties officeooo:paragraph-rsid="0036337a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4pt" officeooo:rsid="00159574" officeooo:paragraph-rsid="00159574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4pt" officeooo:rsid="00159574" officeooo:paragraph-rsid="00159574" style:font-size-asian="14pt" style:font-size-complex="14pt"/>
    </style:style>
    <style:style style:name="P25" style:family="paragraph" style:parent-style-name="Standard">
      <style:paragraph-properties fo:text-align="center" style:justify-single-word="false" fo:break-before="page"/>
      <style:text-properties fo:font-size="14pt" officeooo:rsid="00159574" officeooo:paragraph-rsid="00159574" style:font-size-asian="14pt" style:font-size-complex="14pt"/>
    </style:style>
    <style:style style:name="P26" style:family="paragraph" style:parent-style-name="Standard">
      <style:paragraph-properties fo:text-align="center" style:justify-single-word="false" fo:break-before="page"/>
      <style:text-properties fo:font-size="14pt" officeooo:rsid="00172ffb" officeooo:paragraph-rsid="00172ffb" style:font-size-asian="14pt" style:font-size-complex="14pt"/>
    </style:style>
    <style:style style:name="P27" style:family="paragraph" style:parent-style-name="Standard">
      <style:paragraph-properties fo:text-align="start" style:justify-single-word="false" fo:break-before="page"/>
      <style:text-properties fo:font-size="14pt" officeooo:rsid="002b2875" officeooo:paragraph-rsid="002c1f34" style:font-size-asian="14pt" style:font-size-complex="14pt"/>
    </style:style>
    <style:style style:name="P28" style:family="paragraph" style:parent-style-name="Standard">
      <style:paragraph-properties fo:text-align="center" style:justify-single-word="false" fo:break-before="page"/>
      <style:text-properties fo:font-size="14pt" officeooo:rsid="002f4e7d" officeooo:paragraph-rsid="002f4e7d" style:font-size-asian="14pt" style:font-size-complex="14pt"/>
    </style:style>
    <style:style style:name="P29" style:family="paragraph" style:parent-style-name="Standard">
      <style:paragraph-properties fo:text-align="start" style:justify-single-word="false" fo:break-before="page"/>
      <style:text-properties fo:font-size="14pt" officeooo:rsid="0033a20a" officeooo:paragraph-rsid="00351b20" style:font-size-asian="14pt" style:font-size-complex="14p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officeooo:rsid="002f4e7d" officeooo:paragraph-rsid="002f4e7d" style:font-size-asian="14pt" style:font-size-complex="14pt"/>
    </style:style>
    <style:style style:name="P31" style:family="paragraph" style:parent-style-name="Preformatted_20_Text">
      <style:paragraph-properties fo:break-before="page"/>
      <style:text-properties fo:color="#a9b7c6" style:font-name="DejaVu Sans Mono"/>
    </style:style>
    <style:style style:name="P32" style:family="paragraph" style:parent-style-name="Text_20_body">
      <style:text-properties officeooo:rsid="00172ffb" officeooo:paragraph-rsid="00172ffb"/>
    </style:style>
    <style:style style:name="P33" style:family="paragraph" style:parent-style-name="Text_20_body">
      <style:text-properties officeooo:paragraph-rsid="002801c9"/>
    </style:style>
    <style:style style:name="P34" style:family="paragraph" style:parent-style-name="Text_20_body">
      <style:text-properties fo:font-size="14pt" officeooo:rsid="00172ffb" style:font-size-asian="14pt" style:font-size-complex="14pt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36" style:family="paragraph" style:parent-style-name="Preformatted_20_Text">
      <style:paragraph-properties fo:text-align="start" style:justify-single-word="false"/>
      <style:text-properties fo:color="#a9b7c6" style:font-name="DejaVu Sans Mono" fo:font-size="10pt" officeooo:rsid="00172ffb" officeooo:paragraph-rsid="00172ffb" fo:background-color="#000000" style:font-size-asian="10pt" style:font-size-complex="10pt"/>
    </style:style>
    <style:style style:name="P37" style:family="paragraph" style:parent-style-name="Preformatted_20_Text">
      <loext:graphic-properties draw:fill="solid" draw:fill-color="#2b2b2b" draw:opacity="100%"/>
      <style:paragraph-properties fo:text-align="start" style:justify-single-word="false" fo:background-color="#2b2b2b"/>
      <style:text-properties fo:color="#a9b7c6" style:font-name="DejaVu Sans Mono" fo:font-size="10pt" officeooo:rsid="00172ffb" officeooo:paragraph-rsid="001d1406" style:font-size-asian="10pt" style:font-size-complex="10pt"/>
    </style:style>
    <style:style style:name="P3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1d1406"/>
    </style:style>
    <style:style style:name="P39" style:family="paragraph" style:parent-style-name="Preformatted_20_Text">
      <style:paragraph-properties fo:text-align="start" style:justify-single-word="false"/>
      <style:text-properties fo:color="#a9b7c6" style:font-name="DejaVu Sans Mono" fo:font-size="14pt" officeooo:rsid="001e9a2f" officeooo:paragraph-rsid="001e9a2f" style:font-size-asian="14pt" style:font-size-complex="14pt"/>
    </style:style>
    <style:style style:name="P4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4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d1406"/>
    </style:style>
    <style:style style:name="P4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/>
    </style:style>
    <style:style style:name="P4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72ffb" officeooo:paragraph-rsid="00172ffb" style:font-size-asian="10pt" style:font-size-complex="10pt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DejaVu Sans Mono" fo:font-size="10pt" officeooo:rsid="00172ffb" officeooo:paragraph-rsid="001d1406" style:font-size-asian="10pt" style:font-size-complex="10pt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Serif" fo:font-size="14pt" style:font-size-asian="14pt" style:font-size-complex="14pt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paragraph-rsid="00351b20" style:font-size-asian="14pt" style:font-size-complex="14pt"/>
    </style:style>
    <style:style style:name="P48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paragraph-rsid="00362577" style:font-size-asian="14pt" style:font-size-complex="14pt"/>
    </style:style>
    <style:style style:name="P49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8f591" style:font-size-asian="14pt" style:font-size-complex="14pt"/>
    </style:style>
    <style:style style:name="P50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style:font-size-asian="14pt" style:font-size-complex="14pt"/>
    </style:style>
    <style:style style:name="P51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officeooo:paragraph-rsid="0029f8d8" style:font-size-asian="14pt" style:font-size-complex="14pt"/>
    </style:style>
    <style:style style:name="P52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officeooo:paragraph-rsid="00351b20" style:font-size-asian="14pt" style:font-size-complex="14pt"/>
    </style:style>
    <style:style style:name="P53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officeooo:paragraph-rsid="00362577" style:font-size-asian="14pt" style:font-size-complex="14pt"/>
    </style:style>
    <style:style style:name="P54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officeooo:paragraph-rsid="0036337a" style:font-size-asian="14pt" style:font-size-complex="14pt"/>
    </style:style>
    <style:style style:name="P55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ae25f" officeooo:paragraph-rsid="002ae25f" style:font-size-asian="14pt" style:font-size-complex="14pt"/>
    </style:style>
    <style:style style:name="P56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b2875" officeooo:paragraph-rsid="002b2875" style:font-size-asian="14pt" style:font-size-complex="14pt"/>
    </style:style>
    <style:style style:name="P57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351b20" officeooo:paragraph-rsid="00351b20" style:font-size-asian="14pt" style:font-size-complex="14pt"/>
    </style:style>
    <style:style style:name="P58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351b20" officeooo:paragraph-rsid="00362577" style:font-size-asian="14pt" style:font-size-complex="14pt"/>
    </style:style>
    <style:style style:name="P59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351b20" officeooo:paragraph-rsid="0036337a" style:font-size-asian="14pt" style:font-size-complex="14pt"/>
    </style:style>
    <style:style style:name="P60" style:family="paragraph" style:parent-style-name="Preformatted_20_Text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61" style:family="paragraph" style:parent-style-name="Preformatted_20_Text">
      <style:paragraph-properties fo:text-align="start" style:justify-single-word="false"/>
      <style:text-properties style:font-name="Liberation Serif" fo:font-size="14pt" officeooo:rsid="0029f8d8" officeooo:paragraph-rsid="0029f8d8" style:font-size-asian="14pt" style:font-size-complex="14pt"/>
    </style:style>
    <style:style style:name="P6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style:font-name="DejaVu Sans Mono"/>
    </style:style>
    <style:style style:name="P6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officeooo:paragraph-rsid="00190523"/>
    </style:style>
    <style:style style:name="P6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6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6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officeooo:paragraph-rsid="0027df6b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1a852f" officeooo:paragraph-rsid="001a852f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1a852f" officeooo:paragraph-rsid="002b2875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1a852f" officeooo:paragraph-rsid="00351b20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1a852f" officeooo:paragraph-rsid="00362577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28f591" officeooo:paragraph-rsid="0028f591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29f8d8" officeooo:paragraph-rsid="0029f8d8" style:font-size-asian="14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fo:font-size="14pt" officeooo:rsid="0029f8d8" officeooo:paragraph-rsid="002b2875" style:font-size-asian="14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fo:font-size="14pt" officeooo:rsid="0029f8d8" officeooo:paragraph-rsid="00351b20" style:font-size-asian="14pt" style:font-size-complex="14pt"/>
    </style:style>
    <style:style style:name="P75" style:family="paragraph" style:parent-style-name="Table_20_Contents">
      <style:paragraph-properties fo:text-align="start" style:justify-single-word="false"/>
      <style:text-properties fo:font-size="14pt" officeooo:rsid="0029f8d8" officeooo:paragraph-rsid="00362577" style:font-size-asian="14pt" style:font-size-complex="14pt"/>
    </style:style>
    <style:style style:name="P76" style:family="paragraph" style:parent-style-name="Table_20_Contents">
      <style:paragraph-properties fo:text-align="start" style:justify-single-word="false"/>
      <style:text-properties fo:font-size="14pt" officeooo:rsid="002b2875" officeooo:paragraph-rsid="002b2875" style:font-size-asian="14pt" style:font-size-complex="14pt"/>
    </style:style>
    <style:style style:name="P77" style:family="paragraph" style:parent-style-name="Table_20_Contents">
      <style:paragraph-properties fo:text-align="start" style:justify-single-word="false"/>
      <style:text-properties fo:font-size="14pt" officeooo:rsid="0036d14a" officeooo:paragraph-rsid="0036d14a" style:font-size-asian="14pt" style:font-size-complex="14pt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fo:font-size="14pt" officeooo:paragraph-rsid="00351b20" style:font-size-asian="14pt" style:font-size-complex="14pt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fo:font-size="14pt" officeooo:paragraph-rsid="00362577" style:font-size-asian="14pt" style:font-size-complex="14pt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font-size="14pt" officeooo:rsid="001e9a2f" officeooo:paragraph-rsid="001e9a2f" style:font-size-asian="14pt" style:font-size-complex="14pt"/>
    </style:style>
    <style:style style:name="P82" style:family="paragraph" style:parent-style-name="Table_20_Contents">
      <style:paragraph-properties fo:text-align="start" style:justify-single-word="false"/>
      <style:text-properties style:font-name="Liberation Serif" fo:font-size="14pt" officeooo:rsid="001a852f" officeooo:paragraph-rsid="001a852f" style:font-size-asian="14pt" style:font-size-complex="14pt"/>
    </style:style>
    <style:style style:name="P83" style:family="paragraph" style:parent-style-name="Table_20_Contents">
      <style:paragraph-properties fo:text-align="start" style:justify-single-word="false"/>
      <style:text-properties style:font-name="Liberation Serif" fo:font-size="14pt" officeooo:rsid="001a852f" officeooo:paragraph-rsid="00351b20" style:font-size-asian="14pt" style:font-size-complex="14pt"/>
    </style:style>
    <style:style style:name="P84" style:family="paragraph" style:parent-style-name="Table_20_Contents">
      <style:paragraph-properties fo:text-align="start" style:justify-single-word="false"/>
      <style:text-properties style:font-name="Liberation Serif" fo:font-size="14pt" officeooo:rsid="001a852f" officeooo:paragraph-rsid="00362577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style:font-name="Liberation Serif" fo:font-size="14pt" officeooo:rsid="0029f8d8" style:font-size-asian="14pt" style:font-size-complex="14pt"/>
    </style:style>
    <style:style style:name="P86" style:family="paragraph" style:parent-style-name="Table_20_Contents">
      <style:paragraph-properties fo:text-align="start" style:justify-single-word="false"/>
      <style:text-properties style:font-name="Liberation Serif" fo:font-size="14pt" officeooo:rsid="0029f8d8" officeooo:paragraph-rsid="00351b20" style:font-size-asian="14pt" style:font-size-complex="14pt"/>
    </style:style>
    <style:style style:name="P87" style:family="paragraph" style:parent-style-name="Table_20_Contents">
      <style:paragraph-properties fo:text-align="start" style:justify-single-word="false"/>
      <style:text-properties style:font-name="Liberation Serif" fo:font-size="14pt" officeooo:rsid="0029f8d8" officeooo:paragraph-rsid="00362577" style:font-size-asian="14pt" style:font-size-complex="14pt"/>
    </style:style>
    <style:style style:name="P88" style:family="paragraph" style:parent-style-name="Table_20_Contents">
      <style:paragraph-properties fo:text-align="start" style:justify-single-word="false"/>
      <style:text-properties style:font-name="Liberation Serif" fo:font-size="14pt" officeooo:rsid="0029f8d8" officeooo:paragraph-rsid="0036337a" style:font-size-asian="14pt" style:font-size-complex="14pt"/>
    </style:style>
    <style:style style:name="P89" style:family="paragraph" style:parent-style-name="Table_20_Contents">
      <style:paragraph-properties fo:text-align="start" style:justify-single-word="false"/>
      <style:text-properties style:font-name="Liberation Serif" fo:font-size="14pt" officeooo:rsid="002ae25f" style:font-size-asian="14pt" style:font-size-complex="14pt"/>
    </style:style>
    <style:style style:name="P90" style:family="paragraph" style:parent-style-name="Table_20_Contents">
      <style:paragraph-properties fo:text-align="start" style:justify-single-word="false"/>
      <style:text-properties style:font-name="Liberation Serif" fo:font-size="14pt" officeooo:rsid="002b2875" officeooo:paragraph-rsid="002b2875" style:font-size-asian="14pt" style:font-size-complex="14pt"/>
    </style:style>
    <style:style style:name="P91" style:family="paragraph" style:parent-style-name="Table_20_Contents">
      <style:paragraph-properties fo:text-align="start" style:justify-single-word="false"/>
      <style:text-properties style:font-name="Liberation Serif" fo:font-size="14pt" officeooo:rsid="00351b20" officeooo:paragraph-rsid="00351b20" style:font-size-asian="14pt" style:font-size-complex="14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" fo:font-size="14pt" officeooo:rsid="00351b20" officeooo:paragraph-rsid="00362577" style:font-size-asian="14pt" style:font-size-complex="14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" fo:font-size="14pt" officeooo:rsid="00351b20" officeooo:paragraph-rsid="0036337a" style:font-size-asian="14pt" style:font-size-complex="14pt"/>
    </style:style>
    <style:style style:name="P94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a852f" officeooo:paragraph-rsid="001a852f" style:font-size-asian="14pt" style:font-size-complex="14pt"/>
    </style:style>
    <style:style style:name="P95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a852f" officeooo:paragraph-rsid="00351b20" style:font-size-asian="14pt" style:font-size-complex="14pt"/>
    </style:style>
    <style:style style:name="P96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a852f" officeooo:paragraph-rsid="00362577" style:font-size-asian="14pt" style:font-size-complex="14pt"/>
    </style:style>
    <style:style style:name="P97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e9a2f" officeooo:paragraph-rsid="001e9a2f" style:font-size-asian="14pt" style:font-size-complex="14pt"/>
    </style:style>
    <style:style style:name="P98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e9a2f" officeooo:paragraph-rsid="00351b20" style:font-size-asian="14pt" style:font-size-complex="14pt"/>
    </style:style>
    <style:style style:name="P99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e9a2f" officeooo:paragraph-rsid="00362577" style:font-size-asian="14pt" style:font-size-complex="14pt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1b1b1b" fo:font-size="14pt" fo:letter-spacing="normal" fo:font-style="normal" fo:font-weight="normal" officeooo:rsid="002c1f34" officeooo:paragraph-rsid="002c1f34" style:font-size-asian="14pt" style:font-style-asian="normal" style:font-weight-asian="normal" style:font-size-complex="14pt" style:font-style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1b1b1b" fo:font-size="14pt" fo:letter-spacing="normal" fo:font-style="normal" fo:font-weight="normal" officeooo:rsid="002c1f34" officeooo:paragraph-rsid="00351b20" style:font-size-asian="14pt" style:font-style-asian="normal" style:font-weight-asian="normal" style:font-size-complex="14pt" style:font-style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351b20" style:font-size-asian="14pt" style:font-style-asian="normal" style:font-weight-asian="normal" style:font-size-complex="14pt" style:font-style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362577" style:font-size-asian="14pt" style:font-style-asian="normal" style:font-weight-asian="normal" style:font-size-complex="14pt" style:font-style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1b1b1b" fo:font-size="14pt" fo:letter-spacing="normal" fo:font-style="normal" fo:font-weight="normal" officeooo:rsid="00362577" officeooo:paragraph-rsid="00362577" style:font-size-asian="14pt" style:font-style-asian="normal" style:font-weight-asian="normal" style:font-size-complex="14pt" style:font-style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1b1b1b" fo:font-size="14pt" fo:letter-spacing="normal" fo:font-style="normal" fo:font-weight="normal" officeooo:rsid="00172ffb" officeooo:paragraph-rsid="0036337a" fo:background-color="#fff200" style:font-size-asian="14pt" style:font-style-asian="normal" style:font-weight-asian="normal" style:font-size-complex="14pt" style:font-style-complex="normal"/>
    </style:style>
    <style:style style:name="P106" style:family="paragraph" style:parent-style-name="Standard">
      <style:paragraph-properties fo:text-align="start" style:justify-single-word="false"/>
      <style:text-properties officeooo:paragraph-rsid="0036337a"/>
    </style:style>
    <style:style style:name="P107" style:family="paragraph" style:parent-style-name="Standard">
      <style:paragraph-properties fo:text-align="start" style:justify-single-word="false" fo:break-before="page"/>
      <style:text-properties fo:font-size="14pt" officeooo:rsid="00172ffb" officeooo:paragraph-rsid="001c52b8" style:font-size-asian="14pt" style:font-size-complex="14pt"/>
    </style:style>
    <style:style style:name="P10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2801c9"/>
    </style:style>
    <style:style style:name="P10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officeooo:paragraph-rsid="003a9f22"/>
    </style:style>
    <style:style style:name="P110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351b20" officeooo:paragraph-rsid="0036337a" fo:background-color="#fff200" style:font-size-asian="14pt" style:font-size-complex="14pt"/>
    </style:style>
    <style:style style:name="P111" style:family="paragraph" style:parent-style-name="Preformatted_20_Text">
      <style:paragraph-properties fo:text-align="start" style:justify-single-word="false"/>
      <style:text-properties fo:color="#000000" style:font-name="Liberation Serif" fo:font-size="14pt" officeooo:rsid="0029f8d8" officeooo:paragraph-rsid="0036337a" fo:background-color="#fff200" style:font-size-asian="14pt" style:font-size-complex="14pt"/>
    </style:style>
    <style:style style:name="P112" style:family="paragraph" style:parent-style-name="Table_20_Contents">
      <style:paragraph-properties fo:text-align="start" style:justify-single-word="false"/>
      <style:text-properties fo:font-size="14pt" officeooo:rsid="001a852f" officeooo:paragraph-rsid="0036337a" fo:background-color="#fff200" style:font-size-asian="14pt" style:font-size-complex="14pt"/>
    </style:style>
    <style:style style:name="P113" style:family="paragraph" style:parent-style-name="Table_20_Contents">
      <style:paragraph-properties fo:text-align="start" style:justify-single-word="false"/>
      <style:text-properties fo:font-size="14pt" officeooo:rsid="0029f8d8" officeooo:paragraph-rsid="0036337a" fo:background-color="#fff200" style:font-size-asian="14pt" style:font-size-complex="14pt"/>
    </style:style>
    <style:style style:name="P114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e9a2f" officeooo:paragraph-rsid="0036337a" fo:background-color="#fff200" style:font-size-asian="14pt" style:font-size-complex="14pt"/>
    </style:style>
    <style:style style:name="P115" style:family="paragraph" style:parent-style-name="Table_20_Contents">
      <style:paragraph-properties fo:text-align="start" style:justify-single-word="false"/>
      <style:text-properties fo:color="#000000" style:font-name="Liberation Serif" fo:font-size="14pt" officeooo:rsid="001a852f" officeooo:paragraph-rsid="0036337a" fo:background-color="#fff200" style:font-size-asian="14pt" style:font-size-complex="14pt"/>
    </style:style>
    <style:style style:name="P116" style:family="paragraph" style:parent-style-name="Table_20_Contents">
      <style:paragraph-properties fo:text-align="start" style:justify-single-word="false"/>
      <style:text-properties style:font-name="Liberation Serif" fo:font-size="14pt" officeooo:rsid="001a852f" officeooo:paragraph-rsid="0036337a" fo:background-color="#fff200" style:font-size-asian="14pt" style:font-size-complex="14pt"/>
    </style:style>
    <style:style style:name="P117" style:family="paragraph" style:parent-style-name="Table_20_Contents">
      <style:paragraph-properties fo:text-align="start" style:justify-single-word="false"/>
      <style:text-properties style:font-name="Liberation Serif" fo:font-size="14pt" officeooo:rsid="0029f8d8" officeooo:paragraph-rsid="0036337a" fo:background-color="#fff200" style:font-size-asian="14pt" style:font-size-complex="14pt"/>
    </style:style>
    <style:style style:name="P118" style:family="paragraph" style:parent-style-name="Table_20_Contents">
      <style:paragraph-properties fo:text-align="start" style:justify-single-word="false"/>
      <style:text-properties style:font-name="Liberation Serif" fo:font-size="14pt" officeooo:rsid="00351b20" officeooo:paragraph-rsid="0036337a" fo:background-color="#fff200" style:font-size-asian="14pt" style:font-size-complex="14pt"/>
    </style:style>
    <style:style style:name="P119" style:family="paragraph">
      <style:paragraph-properties fo:margin-left="0cm" fo:margin-right="0cm" fo:margin-top="0cm" fo:margin-bottom="0cm" fo:line-height="100%" fo:text-align="center" fo:text-indent="0cm"/>
    </style:style>
    <style:style style:name="P12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style:paragraph-properties fo:margin-left="0cm" fo:margin-right="0cm" fo:margin-top="0cm" fo:margin-bottom="0cm" fo:line-height="100%" fo:text-indent="0cm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style="italic" fo:font-weight="normal" style:font-style-asian="italic" style:font-weight-asian="normal" style:font-style-complex="italic"/>
    </style:style>
    <style:style style:name="T3" style:family="text">
      <style:text-properties fo:font-variant="normal" fo:text-transform="none" fo:color="#222222" fo:font-size="14pt" fo:letter-spacing="normal" fo:font-style="italic" fo:font-weight="normal" officeooo:rsid="00172ffb" style:font-size-asian="14pt" style:font-style-asian="italic" style:font-weight-asian="normal" style:font-size-complex="14pt" style:font-style-complex="italic"/>
    </style:style>
    <style:style style:name="T4" style:family="text">
      <style:text-properties fo:font-variant="normal" fo:text-transform="none" fo:color="#1b1b1b" fo:letter-spacing="normal" fo:font-style="italic" fo:font-weight="normal" style:font-style-asian="italic" style:font-weight-asian="normal" style:font-style-complex="italic"/>
    </style:style>
    <style:style style:name="T5" style:family="text">
      <style:text-properties fo:font-variant="normal" fo:text-transform="none" fo:color="#1b1b1b" fo:letter-spacing="normal" fo:font-style="italic" fo:font-weight="normal" officeooo:rsid="002c1f34" style:font-style-asian="italic" style:font-weight-asian="normal" style:font-style-complex="italic"/>
    </style:style>
    <style:style style:name="T6" style:family="text">
      <style:text-properties fo:font-variant="normal" fo:text-transform="none" fo:color="#1b1b1b" fo:letter-spacing="normal" fo:font-style="normal" fo:font-weight="normal" style:font-style-asian="normal" style:font-weight-asian="normal" style:font-style-complex="normal"/>
    </style:style>
    <style:style style:name="T7" style:family="text">
      <style:text-properties fo:font-variant="normal" fo:text-transform="none" fo:color="#1b1b1b" fo:letter-spacing="normal" fo:font-style="normal" fo:font-weight="normal" officeooo:rsid="002c1f34" style:font-style-asian="normal" style:font-weight-asian="normal" style:font-style-complex="normal"/>
    </style:style>
    <style:style style:name="T8" style:family="text">
      <style:text-properties fo:font-variant="normal" fo:text-transform="none" fo:color="#1b1b1b" fo:letter-spacing="normal" fo:font-style="normal" fo:font-weight="normal" officeooo:rsid="00351b20" style:font-style-asian="normal" style:font-weight-asian="normal" style:font-style-complex="normal"/>
    </style:style>
    <style:style style:name="T9" style:family="text">
      <style:text-properties fo:font-variant="normal" fo:text-transform="none" fo:color="#1b1b1b" fo:letter-spacing="normal" fo:font-style="normal" fo:font-weight="normal" officeooo:rsid="00362577" style:font-style-asian="normal" style:font-weight-asian="normal" style:font-style-complex="normal"/>
    </style:style>
    <style:style style:name="T10" style:family="text">
      <style:text-properties fo:font-variant="normal" fo:text-transform="none" fo:color="#1b1b1b" fo:letter-spacing="normal" fo:font-style="normal" fo:font-weight="normal" officeooo:rsid="0036337a" style:font-style-asian="normal" style:font-weight-asian="normal" style:font-style-complex="normal"/>
    </style:style>
    <style:style style:name="T11" style:family="text">
      <style:text-properties fo:font-variant="normal" fo:text-transform="none" fo:color="#1b1b1b" fo:letter-spacing="normal" fo:font-style="normal" fo:font-weight="normal" officeooo:rsid="003a9f22" style:font-style-asian="normal" style:font-weight-asian="normal" style:font-style-complex="normal"/>
    </style:style>
    <style:style style:name="T12" style:family="text">
      <style:text-properties fo:font-variant="normal" fo:text-transform="none" fo:color="#1b1b1b" fo:font-size="14pt" fo:letter-spacing="normal" fo:font-style="italic" fo:font-weight="normal" officeooo:rsid="00172ffb" style:font-size-asian="14pt" style:font-style-asian="italic" style:font-weight-asian="normal" style:font-size-complex="14pt" style:font-style-complex="italic"/>
    </style:style>
    <style:style style:name="T13" style:family="text">
      <style:text-properties fo:font-variant="normal" fo:text-transform="none" fo:color="#1b1b1b" fo:font-size="14pt" fo:letter-spacing="normal" fo:font-style="italic" fo:font-weight="normal" officeooo:rsid="002c1f34" style:font-size-asian="14pt" style:font-style-asian="italic" style:font-weight-asian="normal" style:font-size-complex="14pt" style:font-style-complex="italic"/>
    </style:style>
    <style:style style:name="T14" style:family="text">
      <style:text-properties fo:font-variant="normal" fo:text-transform="none" fo:color="#1b1b1b" fo:font-size="14pt" fo:letter-spacing="normal" fo:font-style="normal" fo:font-weight="normal" officeooo:rsid="00172ffb" style:font-size-asian="14pt" style:font-style-asian="normal" style:font-weight-asian="normal" style:font-size-complex="14pt" style:font-style-complex="normal"/>
    </style:style>
    <style:style style:name="T15" style:family="text">
      <style:text-properties fo:font-variant="normal" fo:text-transform="none" fo:color="#1b1b1b" fo:font-size="14pt" fo:letter-spacing="normal" fo:font-style="normal" fo:font-weight="normal" officeooo:rsid="002c1f34" style:font-size-asian="14pt" style:font-style-asian="normal" style:font-weight-asian="normal" style:font-size-complex="14pt" style:font-style-complex="normal"/>
    </style:style>
    <style:style style:name="T16" style:family="text">
      <style:text-properties fo:font-size="14pt" officeooo:rsid="00172ffb" style:font-size-asian="14pt" style:font-size-complex="14pt"/>
    </style:style>
    <style:style style:name="T17" style:family="text">
      <style:text-properties fo:color="#cc7832"/>
    </style:style>
    <style:style style:name="T18" style:family="text">
      <style:text-properties fo:color="#cc7832" style:font-name="DejaVu Sans Mono"/>
    </style:style>
    <style:style style:name="T19" style:family="text">
      <style:text-properties fo:color="#cc7832" style:font-name="DejaVu Sans Mono" fo:font-weight="bold"/>
    </style:style>
    <style:style style:name="T20" style:family="text">
      <style:text-properties fo:color="#cc7832" fo:font-weight="bold"/>
    </style:style>
    <style:style style:name="T21" style:family="text">
      <style:text-properties fo:color="#6897bb" style:font-name="DejaVu Sans Mono"/>
    </style:style>
    <style:style style:name="T22" style:family="text">
      <style:text-properties style:font-name="DejaVu Sans Mono"/>
    </style:style>
    <style:style style:name="T23" style:family="text">
      <style:text-properties fo:color="#bbb529"/>
    </style:style>
    <style:style style:name="T24" style:family="text">
      <style:text-properties fo:color="#6a8759"/>
    </style:style>
    <style:style style:name="T25" style:family="text">
      <style:text-properties fo:color="#6a8759" style:font-name="DejaVu Sans Mono"/>
    </style:style>
    <style:style style:name="T26" style:family="text">
      <style:text-properties fo:color="#ffc66d"/>
    </style:style>
    <style:style style:name="T27" style:family="text">
      <style:text-properties fo:color="#b9bcd1" style:font-name="DejaVu Sans Mono"/>
    </style:style>
    <style:style style:name="T28" style:family="text">
      <style:text-properties officeooo:rsid="00190523"/>
    </style:style>
    <style:style style:name="T29" style:family="text">
      <style:text-properties fo:color="#b5b6e3"/>
    </style:style>
    <style:style style:name="T30" style:family="text">
      <style:text-properties fo:color="#b5b6e3" style:font-name="DejaVu Sans Mono"/>
    </style:style>
    <style:style style:name="T31" style:family="text">
      <style:text-properties fo:color="#9373a5" style:font-name="DejaVu Sans Mono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/>
    </style:style>
    <style:style style:name="T34" style:family="text">
      <style:text-properties fo:color="#908b25" style:font-name="DejaVu Sans Mono"/>
    </style:style>
    <style:style style:name="T35" style:family="text">
      <style:text-properties fo:color="#a9b7c6"/>
    </style:style>
    <style:style style:name="T36" style:family="text">
      <style:text-properties fo:color="#a9b7c6" style:font-name="DejaVu Sans Mono"/>
    </style:style>
    <style:style style:name="T37" style:family="text">
      <style:text-properties officeooo:rsid="001d1406"/>
    </style:style>
    <style:style style:name="T38" style:family="text">
      <style:text-properties fo:color="#000000"/>
    </style:style>
    <style:style style:name="T39" style:family="text">
      <style:text-properties officeooo:rsid="0021ff94"/>
    </style:style>
    <style:style style:name="T40" style:family="text">
      <style:text-properties officeooo:rsid="002b2875"/>
    </style:style>
    <style:style style:name="T41" style:family="text">
      <style:text-properties officeooo:rsid="0036337a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93cm" fo:min-width="2.5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91cm" fo:min-width="2.52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642cm" fo:min-width="1.40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293cm" fo:min-width="2.5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568cm" fo:min-width="1.7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2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2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07cm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8">Отчет по дисциплине</text:p>
      <text:p text:style-name="P18">Гибридные суперкомпьютерные технологи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Федоров Л. О.</text:p>
      <text:p text:style-name="P2">Группа М18-522</text:p>
      <text:p text:style-name="P2"/>
      <text:p text:style-name="P3"/>
      <text:p text:style-name="P3"><text:soft-page-break/></text:p>
      <text:p text:style-name="P4">Задание</text:p>
      <text:p text:style-name="P5">Вариант 8</text:p>
      <text:p text:style-name="P5"/>
      <text:p text:style-name="P5">Бизнес логика:</text:p>
      <text:p text:style-name="P5"/>
      <text:p text:style-name="P5">Сформировать результирующий вектор как среднее по каждой строке исходной квадратной матрицы</text:p>
      <text:p text:style-name="P5"/>
      <text:p text:style-name="P5">Варианты исполнения:</text:p>
      <text:p text:style-name="P5"/>
      <text:p text:style-name="P23">1) <text:s/>Последовательная реализация</text:p>
      <text:p text:style-name="P24">2) <text:s/>Реализация через OpenMP</text:p>
      <text:p text:style-name="P24">3) <text:s/>Реализация через MPI</text:p>
      <text:p text:style-name="P24">4) <text:s/>Реализация на CUDA</text:p>
      <text:p text:style-name="P24"/>
      <text:p text:style-name="P5">Особенности исполнения в каждом из вариантов:</text:p>
      <text:p text:style-name="P5"/>
      <text:p text:style-name="P23">1) <text:s/>Считывание данных происходит из файла (либо данные передаются по протоколу TCP)</text:p>
      <text:p text:style-name="P24">2) <text:s/>Данные генерируются утилитой, принимающей в качестве параметров размер данных для обработки в мегабайтах и имя файла (TCP хост-порт) куда будут выгружены данные</text:p>
      <text:p text:style-name="P24">3) <text:s/>Программа выполняет бизнес-логику и записывает результат в выходной файл (отправляет данные на порт возврата результатов программы-генератора по TCP, сохранение файла с результатами осуществляет программа-генератор)</text:p>
      <text:p text:style-name="P24">4) <text:s/>В конце файла с результатами сохраняется информация о времени выполнения вычислений и размере обработанных данных</text:p>
      <text:p text:style-name="P5"/>
      <text:p text:style-name="P5">Отчет должен включать:</text:p>
      <text:p text:style-name="P5"/>
      <text:p text:style-name="P23">1) Описание алгоритма выполнения бизнес-логики</text:p>
      <text:p text:style-name="P24">2) Исходный код</text:p>
      <text:p text:style-name="P24">3) Описание логики распараллеливания (варианты исполнения 2-4)</text:p>
      <text:p text:style-name="P24">4) График зависимости времени выполнения от размера данных (5 точек)</text:p>
      <text:p text:style-name="P5"/>
      <text:p text:style-name="P5">*написание программы в варианте TCP дает +20% по сравнению с реализацией через файлы.<text:tab/></text:p>
      <text:p text:style-name="P3"/>
      <text:p text:style-name="P3"/>
      <text:p text:style-name="P25">Описание алгоритма выполнения бизнес-логики</text:p>
      <text:p text:style-name="P6"><draw:g text:anchor-type="paragraph" draw:z-index="0" draw:name="Фигура1" draw:style-name="gr1"><draw:custom-shape draw:style-name="gr2" draw:text-style-name="P120" xml:id="id1" draw:id="id1" svg:width="3.029cm" svg:height="1.544cm" svg:x="6.673cm" svg:y="9.167cm"><text:p text:style-name="P119"><text:span text:style-name="T42">s</text:span><text:span text:style-name="T42">u</text:span><text:span text:style-name="T42">m</text:span><text:span text:style-name="T42">m</text:span><text:span text:style-name="T42"> </text:span><text:span text:style-name="T42">=</text:span><text:span text:style-name="T42"> </text:span><text:span text:style-name="T42">0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3" draw:text-style-name="P120" xml:id="id5" draw:id="id5" svg:width="3.029cm" svg:height="1.542cm" svg:x="6.673cm" svg:y="3.706cm"><text:p text:style-name="P119"><text:span text:style-name="T42">M, N;</text:span></text:p><text:p text:style-name="P119"><text:span text:style-name="T42">arrAvg[M</text:span><text:span text:style-name="T42">];</text:span></text:p><text:p text:style-name="P119"><text:span text:style-name="T42">array[N*</text:span><text:span text:style-name="T42">M];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4" draw:text-style-name="P120" xml:id="id2" draw:id="id2" svg:width="3.028cm" svg:height="1.415cm" svg:x="6.675cm" svg:y="12.06cm"><text:p text:style-name="P119"><text:span text:style-name="T42">j = 1,N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3" draw:text-style-name="P120" xml:id="id3" draw:id="id3" svg:width="3.029cm" svg:height="1.542cm" svg:x="6.673cm" svg:y="15.082cm"><text:p text:style-name="P119"><text:span text:style-name="T42">s</text:span><text:span text:style-name="T42">u</text:span><text:span text:style-name="T42">m</text:span><text:span text:style-name="T42">m</text:span><text:span text:style-name="T42"> </text:span><text:span text:style-name="T42">=</text:span><text:span text:style-name="T42"> </text:span><text:span text:style-name="T42">s</text:span><text:span text:style-name="T42">u</text:span><text:span text:style-name="T42">m</text:span><text:span text:style-name="T42">m</text:span></text:p><text:p text:style-name="P119"><text:span text:style-name="T42">+</text:span><text:span text:style-name="T42"> </text:span><text:span text:style-name="T42">a</text:span><text:span text:style-name="T42">r</text:span><text:span text:style-name="T42">r</text:span><text:span text:style-name="T42">a</text:span><text:span text:style-name="T42">y</text:span><text:span text:style-name="T42">[</text:span><text:span text:style-name="T42">i</text:span><text:span text:style-name="T42"> </text:span><text:span text:style-name="T42">*</text:span><text:span text:style-name="T42"> </text:span><text:span text:style-name="T42">M</text:span><text:span text:style-name="T42"> </text:span><text:span text:style-name="T42">+</text:span><text:span text:style-name="T42"> </text:span><text:span text:style-name="T42">j</text:span><text:span text:style-name="T42">]</text:span><text:span text:style-name="T42">;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5" draw:text-style-name="P120" xml:id="id7" draw:id="id7" svg:width="3.031cm" svg:height="1.544cm" svg:x="11.151cm" svg:y="15.145cm"><text:p text:style-name="P119"><text:span text:style-name="T42">avg = summ / N;</text:span></text:p><text:p text:style-name="P119"><text:span text:style-name="T42">arrAvg[i] = avg;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6" draw:text-style-name="P120" xml:id="id4" draw:id="id4" svg:width="3.162cm" svg:height="1.158cm" svg:x="6.606cm" svg:y="1.457cm"><text:p text:style-name="P119"><text:span text:style-name="T42">Нача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121" draw:type="line" svg:x1="8.186cm" svg:y1="10.711cm" svg:x2="8.188cm" svg:y2="12.061cm" draw:start-shape="id1" draw:start-glue-point="2" draw:end-shape="id2" draw:end-glue-point="4" svg:d="M8186 10711l2 1350" svg:viewBox="0 0 4 1351"><text:p/></draw:connector><draw:connector draw:style-name="gr7" draw:text-style-name="P121" draw:type="line" svg:x1="8.188cm" svg:y1="13.475cm" svg:x2="8.186cm" svg:y2="15.082cm" draw:start-shape="id2" draw:start-glue-point="6" draw:end-shape="id3" draw:end-glue-point="0" svg:d="M8188 13475l-2 1607" svg:viewBox="0 0 4 1609"><text:p/></draw:connector><draw:connector draw:style-name="gr7" draw:text-style-name="P121" draw:type="line" svg:x1="8.186cm" svg:y1="2.614cm" svg:x2="8.186cm" svg:y2="3.706cm" draw:start-shape="id4" draw:start-glue-point="8" draw:end-shape="id5" draw:end-glue-point="0" svg:d="M8186 2614v1092" svg:viewBox="0 0 2 1094"><text:p/></draw:connector><draw:custom-shape draw:style-name="gr4" draw:text-style-name="P120" xml:id="id6" draw:id="id6" svg:width="3.028cm" svg:height="1.415cm" svg:x="6.705cm" svg:y="6.527cm"><text:p text:style-name="P119"><text:span text:style-name="T42">i = 1,M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onnector draw:style-name="gr7" draw:text-style-name="P121" draw:type="line" svg:x1="8.186cm" svg:y1="5.248cm" svg:x2="8.218cm" svg:y2="6.526cm" draw:start-shape="id5" draw:start-glue-point="2" draw:end-shape="id6" draw:end-glue-point="4" svg:d="M8186 5248l32 1278" svg:viewBox="0 0 34 1281"><text:p/></draw:connector><draw:connector draw:style-name="gr7" draw:text-style-name="P121" draw:type="line" svg:x1="8.218cm" svg:y1="7.941cm" svg:x2="8.186cm" svg:y2="9.167cm" draw:start-shape="id6" draw:start-glue-point="6" draw:end-shape="id1" draw:end-glue-point="0" svg:d="M8218 7941l-32 1226" svg:viewBox="0 0 34 1228"><text:p/></draw:connector><draw:connector draw:style-name="gr7" draw:text-style-name="P121" svg:x1="8.186cm" svg:y1="16.623cm" svg:x2="6.675cm" svg:y2="12.767cm" draw:start-shape="id3" draw:start-glue-point="2" draw:end-shape="id2" draw:end-glue-point="5" svg:d="M8186 16623v501h-2035v-4357h524" svg:viewBox="0 0 2037 4359"><text:p/></draw:connector><draw:connector draw:style-name="gr7" draw:text-style-name="P121" draw:line-skew="0.34cm -0.892cm" svg:x1="12.666cm" svg:y1="16.688cm" svg:x2="6.705cm" svg:y2="7.234cm" draw:start-shape="id7" draw:start-glue-point="2" draw:end-shape="id6" draw:end-glue-point="5" svg:d="M12666 16688v840h-7355v-10294h1394" svg:viewBox="0 0 7357 10296"><text:p/></draw:connector><draw:custom-shape draw:style-name="gr6" draw:text-style-name="P120" xml:id="id8" draw:id="id8" svg:width="3.162cm" svg:height="1.158cm" svg:x="6.606cm" svg:y="18.872cm"><text:p text:style-name="P119"><text:span text:style-name="T42">Коне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121" draw:line-skew="4.874cm 4.921cm" svg:x1="9.731cm" svg:y1="7.234cm" svg:x2="8.186cm" svg:y2="18.872cm" draw:start-shape="id6" draw:start-glue-point="7" draw:end-shape="id8" draw:end-glue-point="4" svg:d="M9731 7234h5377v11095h-6922v543" svg:viewBox="0 0 6923 11640"><text:p/></draw:connector><draw:frame draw:style-name="gr8" draw:text-style-name="P123" svg:width="0.858cm" svg:height="0.983cm" svg:x="7.856cm" svg:y="0.429cm"><draw:text-box><text:p text:style-name="P122"><text:span text:style-name="T43">1</text:span></text:p></draw:text-box></draw:frame><draw:frame draw:style-name="gr8" draw:text-style-name="P123" svg:width="0.724cm" svg:height="0.983cm" svg:x="12.734cm" svg:y="0.454cm"><draw:text-box><text:p text:style-name="P122"><text:span text:style-name="T43">2</text:span></text:p></draw:text-box></draw:frame><draw:frame draw:style-name="gr8" draw:text-style-name="P123" svg:width="0.66cm" svg:height="0.983cm" svg:x="3.706cm" svg:y="1.778cm"><draw:text-box><text:p text:style-name="P122"><text:span text:style-name="T43">A</text:span></text:p></draw:text-box></draw:frame><draw:frame draw:style-name="gr8" draw:text-style-name="P123" svg:width="0.66cm" svg:height="0.983cm" svg:x="3.771cm" svg:y="4.181cm"><draw:text-box><text:p text:style-name="P122"><text:span text:style-name="T43">B</text:span></text:p></draw:text-box></draw:frame><draw:frame draw:style-name="gr9" draw:text-style-name="P123" svg:width="0.634cm" svg:height="0.983cm" svg:x="3.732cm" svg:y="7.074cm"><draw:text-box><text:p text:style-name="P122"><text:span text:style-name="T43">C</text:span></text:p></draw:text-box></draw:frame><draw:frame draw:style-name="gr9" draw:text-style-name="P123" svg:width="0.634cm" svg:height="0.983cm" svg:x="3.771cm" svg:y="9.772cm"><draw:text-box><text:p text:style-name="P122"><text:span text:style-name="T43">D</text:span></text:p></draw:text-box></draw:frame><draw:frame draw:style-name="gr10" draw:text-style-name="P123" svg:width="0.609cm" svg:height="0.983cm" svg:x="3.771cm" svg:y="12.831cm"><draw:text-box><text:p text:style-name="P122"><text:span text:style-name="T43">E</text:span></text:p></draw:text-box></draw:frame><draw:frame draw:style-name="gr11" draw:text-style-name="P123" svg:width="0.588cm" svg:height="0.983cm" svg:x="3.771cm" svg:y="15.724cm"><draw:text-box><text:p text:style-name="P122"><text:span text:style-name="T43">F</text:span></text:p></draw:text-box></draw:frame><draw:frame draw:style-name="gr12" draw:text-style-name="P123" svg:width="0.657cm" svg:height="0.983cm" svg:x="3.775cm" svg:y="19.193cm"><draw:text-box><text:p text:style-name="P122"><text:span text:style-name="T43">G</text:span></text:p></draw:text-box></draw:frame><draw:connector draw:style-name="gr7" draw:text-style-name="P121" svg:x1="9.701cm" svg:y1="12.767cm" svg:x2="12.666cm" svg:y2="15.145cm" draw:start-shape="id2" draw:start-glue-point="7" draw:end-shape="id7" draw:end-glue-point="0" svg:d="M9701 12767h2965v2378" svg:viewBox="0 0 2967 2379"><text:p/></draw:connector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<text:span text:style-name="T12">Рисунок</text:span><text:span text:style-name="T16"> 1 </text:span><text:span text:style-name="T1">—</text:span><text:span text:style-name="T16"> Блок-схема алгоритма подсчета среднего арифметического по строкам матрицы</text:span></text:p>
      <text:p text:style-name="P6"/>
      <text:p text:style-name="P26">Исходный код</text:p>
      <text:p text:style-name="P10"/>
      <text:p text:style-name="P10"/>
      <text:p text:style-name="P44">// <text:span text:style-name="T28">generator.c</text:span></text:p>
      <text:p text:style-name="P36"><text:span text:style-name="T23">#include </text:span><text:span text:style-name="T24">&lt;math.h&gt;</text:span></text:p>
      <text:p text:style-name="P35"><text:span text:style-name="T23">#include </text:span><text:span text:style-name="T24">&lt;stdlib.h&gt;</text:span></text:p>
      <text:p text:style-name="P35"><text:span text:style-name="T23">#include </text:span><text:span text:style-name="T24">&lt;stdio.h&gt;</text:span></text:p>
      <text:p text:style-name="P42">// TO COMPILE cc generator.c -lm -o gen</text:p>
      <text:p text:style-name="P42">// TO RUN ./gen</text:p>
      <text:p text:style-name="P35"><text:span text:style-name="T20">int </text:span><text:span text:style-name="T26">main</text:span>() {</text:p>
      <text:p text:style-name="P40"><text:s text:c="4"/><text:span text:style-name="T27">FILE </text:span><text:span text:style-name="T22">*ptrfile</text:span><text:span text:style-name="T18">;</text:span></text:p>
      <text:p text:style-name="P40"><text:span text:style-name="T17"><text:s text:c="4"/></text:span><text:span text:style-name="T22">ptrfile = fopen(</text:span><text:span text:style-name="T25">"input.txt"</text:span><text:span text:style-name="T18">, </text:span><text:span text:style-name="T25">"w"</text:span><text:span text:style-name="T22">)</text:span><text:span text:style-name="T18">;</text:span></text:p>
      <text:p text:style-name="P40"><text:span text:style-name="T17"><text:s text:c="4"/></text:span><text:span text:style-name="T19">float </text:span><text:span text:style-name="T22">numm</text:span><text:span text:style-name="T18">;</text:span></text:p>
      <text:p text:style-name="P40"><text:span text:style-name="T17"><text:s text:c="4"/></text:span><text:span text:style-name="T22">scanf(</text:span><text:span text:style-name="T25">"</text:span><text:span text:style-name="T18">%e</text:span><text:span text:style-name="T25">"</text:span><text:span text:style-name="T18">, </text:span><text:span text:style-name="T22">&amp;numm)</text:span><text:span text:style-name="T18">;</text:span></text:p>
      <text:p text:style-name="P40"><text:span text:style-name="T17"><text:s text:c="4"/></text:span><text:span text:style-name="T22">printf(</text:span><text:span text:style-name="T25">"</text:span><text:span text:style-name="T18">%e</text:span><text:span text:style-name="T25">"</text:span><text:span text:style-name="T18">, </text:span><text:span text:style-name="T22">numm)</text:span><text:span text:style-name="T18">;</text:span></text:p>
      <text:p text:style-name="P40"><text:span text:style-name="T17"><text:s text:c="4"/></text:span><text:span text:style-name="T19">int </text:span><text:span text:style-name="T22">N</text:span><text:span text:style-name="T18">,</text:span><text:span text:style-name="T22">M</text:span><text:span text:style-name="T18">;</text:span></text:p>
      <text:p text:style-name="P40"><text:span text:style-name="T17"><text:s text:c="4"/></text:span><text:span text:style-name="T19">char </text:span><text:span text:style-name="T22">str[</text:span><text:span text:style-name="T21">12</text:span><text:span text:style-name="T22">]</text:span><text:span text:style-name="T18">;</text:span></text:p>
      <text:p text:style-name="P40"><text:span text:style-name="T17"><text:s text:c="4"/></text:span><text:span text:style-name="T22">M = (</text:span><text:span text:style-name="T19">int</text:span><text:span text:style-name="T22">) (sqrtf(numm) * </text:span><text:span text:style-name="T21">1024.0 </text:span><text:span text:style-name="T22">/ </text:span><text:span text:style-name="T21">3.0</text:span><text:span text:style-name="T22">)</text:span><text:span text:style-name="T18">;</text:span></text:p>
      <text:p text:style-name="P40"><text:span text:style-name="T17"><text:s text:c="4"/></text:span><text:span text:style-name="T22">N = (</text:span><text:span text:style-name="T19">int</text:span><text:span text:style-name="T22">) (sqrtf(numm) * </text:span><text:span text:style-name="T21">1024.0 </text:span><text:span text:style-name="T22">/ </text:span><text:span text:style-name="T21">3.0</text:span><text:span text:style-name="T22">)</text:span><text:span text:style-name="T18">;</text:span></text:p>
      <text:p text:style-name="P40"><text:span text:style-name="T17"><text:s text:c="4"/></text:span><text:span text:style-name="T22">sprintf(str</text:span><text:span text:style-name="T18">, </text:span><text:span text:style-name="T25">"</text:span><text:span text:style-name="T18">%d</text:span><text:span text:style-name="T25">"</text:span><text:span text:style-name="T18">, </text:span><text:span text:style-name="T22">M)</text:span><text:span text:style-name="T18">;</text:span></text:p>
      <text:p text:style-name="P40"><text:span text:style-name="T17"><text:s text:c="4"/></text:span><text:span text:style-name="T22">fputs(str</text:span><text:span text:style-name="T18">, </text:span><text:span text:style-name="T22">ptrfile)</text:span><text:span text:style-name="T18">;</text:span></text:p>
      <text:p text:style-name="P40"><text:span text:style-name="T17"><text:s text:c="4"/></text:span><text:span text:style-name="T22">fputs(</text:span><text:span text:style-name="T25">"</text:span><text:span text:style-name="T18">\n</text:span><text:span text:style-name="T25">"</text:span><text:span text:style-name="T18">, </text:span><text:span text:style-name="T22">ptrfile)</text:span><text:span text:style-name="T18">;</text:span></text:p>
      <text:p text:style-name="P40"><text:span text:style-name="T17"><text:s text:c="4"/></text:span><text:span text:style-name="T22">sprintf(str</text:span><text:span text:style-name="T18">, </text:span><text:span text:style-name="T25">"</text:span><text:span text:style-name="T18">%d</text:span><text:span text:style-name="T25">"</text:span><text:span text:style-name="T18">, </text:span><text:span text:style-name="T22">N)</text:span><text:span text:style-name="T18">;</text:span></text:p>
      <text:p text:style-name="P40"><text:span text:style-name="T17"><text:s text:c="4"/></text:span><text:span text:style-name="T22">fputs(str</text:span><text:span text:style-name="T18">, </text:span><text:span text:style-name="T22">ptrfile)</text:span><text:span text:style-name="T18">;</text:span></text:p>
      <text:p text:style-name="P40"><text:span text:style-name="T17"><text:s text:c="4"/></text:span><text:span text:style-name="T22">fputs(</text:span><text:span text:style-name="T25">"</text:span><text:span text:style-name="T18">\n</text:span><text:span text:style-name="T25">"</text:span><text:span text:style-name="T18">, </text:span><text:span text:style-name="T22">ptrfile)</text:span><text:span text:style-name="T18">;</text:span></text:p>
      <text:p text:style-name="P40"><text:span text:style-name="T17"><text:s text:c="4"/></text:span><text:span text:style-name="T19">for </text:span><text:span text:style-name="T22">(</text:span><text:span text:style-name="T19">int </text:span><text:span text:style-name="T22">j = </text:span><text:span text:style-name="T21">0</text:span><text:span text:style-name="T18">; </text:span><text:span text:style-name="T22">j &lt; (</text:span><text:span text:style-name="T19">int</text:span><text:span text:style-name="T22">) (sqrtf(numm) * </text:span><text:span text:style-name="T21">1024.0 </text:span><text:span text:style-name="T22">/ sqrtf(</text:span><text:span text:style-name="T21">3.061</text:span><text:span text:style-name="T22">))</text:span><text:span text:style-name="T18">; </text:span><text:span text:style-name="T22">++j) {</text:span></text:p>
      <text:p text:style-name="P40"><text:s text:c="8"/><text:span text:style-name="T19">for </text:span><text:span text:style-name="T22">(</text:span><text:span text:style-name="T19">int </text:span><text:span text:style-name="T22">i = </text:span><text:span text:style-name="T21">0</text:span><text:span text:style-name="T18">; </text:span><text:span text:style-name="T22">i &lt; (</text:span><text:span text:style-name="T19">int</text:span><text:span text:style-name="T22">) ((sqrtf(numm) * </text:span><text:span text:style-name="T21">1024.0</text:span><text:span text:style-name="T22">) / sqrtf(</text:span><text:span text:style-name="T21">3.061</text:span><text:span text:style-name="T22">))</text:span><text:span text:style-name="T18">; </text:span><text:span text:style-name="T22">++i) {</text:span></text:p>
      <text:p text:style-name="P40"><text:s text:c="12"/><text:span text:style-name="T19">int </text:span><text:span text:style-name="T22">someInt = </text:span><text:span text:style-name="T21">1 </text:span><text:span text:style-name="T22">+ rand() % </text:span><text:span text:style-name="T21">100</text:span><text:span text:style-name="T18">;</text:span></text:p>
      <text:p text:style-name="P40"><text:span text:style-name="T17"><text:s text:c="12"/></text:span><text:span text:style-name="T19">char </text:span><text:span text:style-name="T22">str[</text:span><text:span text:style-name="T21">12</text:span><text:span text:style-name="T22">]</text:span><text:span text:style-name="T18">;</text:span></text:p>
      <text:p text:style-name="P40"><text:span text:style-name="T17"><text:s text:c="12"/></text:span><text:span text:style-name="T22">sprintf(str</text:span><text:span text:style-name="T18">, </text:span><text:span text:style-name="T25">"</text:span><text:span text:style-name="T18">%d</text:span><text:span text:style-name="T25">"</text:span><text:span text:style-name="T18">, </text:span><text:span text:style-name="T22">someInt)</text:span><text:span text:style-name="T18">;</text:span></text:p>
      <text:p text:style-name="P40"><text:span text:style-name="T17"><text:s text:c="12"/></text:span><text:span text:style-name="T22">fputs(str</text:span><text:span text:style-name="T18">, </text:span><text:span text:style-name="T22">ptrfile)</text:span><text:span text:style-name="T18">;</text:span></text:p>
      <text:p text:style-name="P40"><text:span text:style-name="T17"><text:s text:c="12"/></text:span><text:span text:style-name="T22">fputs(</text:span><text:span text:style-name="T25">"</text:span><text:span text:style-name="T18">\t</text:span><text:span text:style-name="T25">"</text:span><text:span text:style-name="T18">, </text:span><text:span text:style-name="T22">ptrfile)</text:span><text:span text:style-name="T18">;</text:span></text:p>
      <text:p text:style-name="P40"><text:span text:style-name="T17"><text:s text:c="8"/></text:span><text:span text:style-name="T22">}</text:span></text:p>
      <text:p text:style-name="P40"><text:s text:c="8"/><text:span text:style-name="T22">fputs(</text:span><text:span text:style-name="T25">"</text:span><text:span text:style-name="T18">\n</text:span><text:span text:style-name="T25">"</text:span><text:span text:style-name="T18">, </text:span><text:span text:style-name="T22">ptrfile)</text:span><text:span text:style-name="T18">;</text:span></text:p>
      <text:p text:style-name="P40"><text:span text:style-name="T17"><text:s text:c="4"/></text:span><text:span text:style-name="T22">}</text:span></text:p>
      <text:p text:style-name="P40"><text:s text:c="4"/><text:span text:style-name="T22">fclose(ptrfile)</text:span><text:span text:style-name="T18">;</text:span></text:p>
      <text:p text:style-name="P40"><text:span text:style-name="T17"><text:s text:c="4"/></text:span><text:span text:style-name="T19">return </text:span><text:span text:style-name="T21">0</text:span><text:span text:style-name="T18">;</text:span></text:p>
      <text:p text:style-name="P63">}</text:p>
      <text:p text:style-name="P15"/>
      <text:p text:style-name="P32">// Основная функция, реализующая бизнес-логику:</text:p>
      <text:p text:style-name="Text_20_body">for (i = 0; i &lt; M; i++) {</text:p>
      <text:p text:style-name="Text_20_body"><text:s text:c="4"/>summ = 0;</text:p>
      <text:p text:style-name="Text_20_body"><text:s text:c="4"/>for (j = 0; j &lt; N; j++) {</text:p>
      <text:p text:style-name="Text_20_body"><text:s text:c="8"/>summ = summ + res[i * N + j];</text:p>
      <text:p text:style-name="Text_20_body"><text:s text:c="4"/>}</text:p>
      <text:p text:style-name="Text_20_body"><text:s text:c="4"/>avg = summ / N;</text:p>
      <text:p text:style-name="Text_20_body"><text:s text:c="4"/>arrayOfAvg[i] = avg;</text:p>
      <text:p text:style-name="Text_20_body">}</text:p>
      <text:p text:style-name="P45"><text:soft-page-break/>// <text:span text:style-name="T37">main.c</text:span></text:p>
      <text:p text:style-name="P38"><text:span text:style-name="T23">#include </text:span><text:span text:style-name="T24">&lt;stdio.h&gt;</text:span></text:p>
      <text:p text:style-name="P35"><text:span text:style-name="T23">#include </text:span><text:span text:style-name="T24">&lt;stdlib.h&gt;</text:span></text:p>
      <text:p text:style-name="P35"><text:span text:style-name="T23">#include </text:span><text:span text:style-name="T24">&lt;string.h&gt;</text:span></text:p>
      <text:p text:style-name="P35"><text:span text:style-name="T23">#include </text:span><text:span text:style-name="T24">&lt;time.h&gt;</text:span></text:p>
      <text:p text:style-name="P35"><text:span text:style-name="T23">#include </text:span><text:span text:style-name="T24">&lt;math.h&gt;</text:span></text:p>
      <text:p text:style-name="P62"/>
      <text:p text:style-name="P35"><text:span text:style-name="T20">struct </text:span><text:span text:style-name="T29">MyStruct </text:span>{</text:p>
      <text:p text:style-name="P40"><text:s text:c="4"/><text:span text:style-name="T19">int </text:span><text:span text:style-name="T31">m</text:span><text:span text:style-name="T18">;</text:span></text:p>
      <text:p text:style-name="P40"><text:span text:style-name="T17"><text:s text:c="4"/></text:span><text:span text:style-name="T19">int </text:span><text:span text:style-name="T31">n</text:span><text:span text:style-name="T18">;</text:span></text:p>
      <text:p text:style-name="P40"><text:span text:style-name="T17"><text:s text:c="4"/></text:span><text:span text:style-name="T19">int </text:span><text:span text:style-name="T22">*</text:span><text:span text:style-name="T31">res</text:span><text:span text:style-name="T18">;</text:span></text:p>
      <text:p text:style-name="P35">}<text:span text:style-name="T17">;</text:span></text:p>
      <text:p text:style-name="P35"><text:span text:style-name="T20">void </text:span><text:span text:style-name="T26">writeToFile</text:span>(<text:span text:style-name="T20">int </text:span>*arrayOfAvg<text:span text:style-name="T17">, </text:span><text:span text:style-name="T20">long int </text:span>time<text:span text:style-name="T17">, </text:span><text:span text:style-name="T20">int </text:span>M) {</text:p>
      <text:p text:style-name="P40"><text:s text:c="4"/><text:span text:style-name="T19">int </text:span><text:span text:style-name="T22">i</text:span><text:span text:style-name="T18">;</text:span></text:p>
      <text:p text:style-name="P40"><text:span text:style-name="T17"><text:s text:c="4"/></text:span><text:span text:style-name="T27">FILE </text:span><text:span text:style-name="T22">*writeFile</text:span><text:span text:style-name="T18">;</text:span></text:p>
      <text:p text:style-name="P40"><text:span text:style-name="T17"><text:s text:c="4"/></text:span><text:span text:style-name="T22">writeFile = fopen(</text:span><text:span text:style-name="T25">"../output.txt"</text:span><text:span text:style-name="T18">, </text:span><text:span text:style-name="T25">"w"</text:span><text:span text:style-name="T22">)</text:span><text:span text:style-name="T18">;</text:span></text:p>
      <text:p text:style-name="P40"><text:span text:style-name="T17"><text:s text:c="4"/></text:span><text:span text:style-name="T19">for </text:span><text:span text:style-name="T22">(i = </text:span><text:span text:style-name="T21">0</text:span><text:span text:style-name="T18">; </text:span><text:span text:style-name="T22">i &lt; M</text:span><text:span text:style-name="T18">; </text:span><text:span text:style-name="T22">i++) {</text:span></text:p>
      <text:p text:style-name="P40"><text:s text:c="8"/><text:span text:style-name="T22">fprintf(writeFile</text:span><text:span text:style-name="T18">, </text:span><text:span text:style-name="T25">"</text:span><text:span text:style-name="T18">%d</text:span><text:span text:style-name="T25">"</text:span><text:span text:style-name="T18">, </text:span><text:span text:style-name="T22">arrayOfAvg[i])</text:span><text:span text:style-name="T18">;</text:span></text:p>
      <text:p text:style-name="P40"><text:span text:style-name="T17"><text:s text:c="8"/></text:span><text:span text:style-name="T22">fprintf(writeFile</text:span><text:span text:style-name="T18">, </text:span><text:span text:style-name="T25">"</text:span><text:span text:style-name="T18">%s</text:span><text:span text:style-name="T25">"</text:span><text:span text:style-name="T18">, </text:span><text:span text:style-name="T25">"</text:span><text:span text:style-name="T18">\t</text:span><text:span text:style-name="T25">"</text:span><text:span text:style-name="T22">)</text:span><text:span text:style-name="T18">;</text:span></text:p>
      <text:p text:style-name="P40"><text:span text:style-name="T17"><text:s text:c="8"/></text:span><text:span text:style-name="T33">// printf("%d ", arrayOfAvg[i]);</text:span></text:p>
      <text:p text:style-name="P43"><text:s text:c="8"/><text:span text:style-name="T22">// printf("\t");</text:span></text:p>
      <text:p text:style-name="P40"><text:span text:style-name="T32"><text:s text:c="4"/></text:span><text:span text:style-name="T22">}</text:span></text:p>
      <text:p text:style-name="P40"><text:s text:c="4"/><text:span text:style-name="T22">fprintf(writeFile</text:span><text:span text:style-name="T18">, </text:span><text:span text:style-name="T25">"</text:span><text:span text:style-name="T18">\n</text:span><text:span text:style-name="T25">"</text:span><text:span text:style-name="T22">)</text:span><text:span text:style-name="T18">;</text:span></text:p>
      <text:p text:style-name="P40"><text:span text:style-name="T17"><text:s text:c="4"/></text:span><text:span text:style-name="T22">fprintf(writeFile</text:span><text:span text:style-name="T18">, </text:span><text:span text:style-name="T25">"</text:span><text:span text:style-name="T18">%li</text:span><text:span text:style-name="T25"> "</text:span><text:span text:style-name="T18">, </text:span><text:span text:style-name="T22">time)</text:span><text:span text:style-name="T18">;</text:span></text:p>
      <text:p text:style-name="P40"><text:span text:style-name="T17"><text:s text:c="4"/></text:span><text:span text:style-name="T22">fprintf(writeFile</text:span><text:span text:style-name="T18">, </text:span><text:span text:style-name="T25">"</text:span><text:span text:style-name="T18">\n</text:span><text:span text:style-name="T25">"</text:span><text:span text:style-name="T22">)</text:span><text:span text:style-name="T18">;</text:span></text:p>
      <text:p text:style-name="P40"><text:span text:style-name="T17"><text:s text:c="4"/></text:span><text:span text:style-name="T22">fclose(writeFile)</text:span><text:span text:style-name="T18">;</text:span></text:p>
      <text:p text:style-name="P35">}</text:p>
      <text:p text:style-name="P35"><text:span text:style-name="T20">struct </text:span><text:span text:style-name="T29">MyStruct </text:span><text:span text:style-name="T26">readFromFile</text:span>() {</text:p>
      <text:p text:style-name="P40"><text:s text:c="4"/><text:span text:style-name="T19">int </text:span><text:span text:style-name="T22">n = </text:span><text:span text:style-name="T21">0</text:span><text:span text:style-name="T18">, </text:span><text:span text:style-name="T22">s</text:span><text:span text:style-name="T18">, </text:span><text:span text:style-name="T22">k = </text:span><text:span text:style-name="T21">0</text:span><text:span text:style-name="T18">;</text:span></text:p>
      <text:p text:style-name="P40"><text:span text:style-name="T17"><text:s text:c="4"/></text:span><text:span text:style-name="T19">int </text:span><text:span text:style-name="T22">iterations = </text:span><text:span text:style-name="T21">0</text:span><text:span text:style-name="T18">;</text:span></text:p>
      <text:p text:style-name="P40"><text:span text:style-name="T17"><text:s text:c="4"/></text:span><text:span text:style-name="T19">struct </text:span><text:span text:style-name="T30">MyStruct </text:span><text:span text:style-name="T22">result</text:span><text:span text:style-name="T18">;</text:span></text:p>
      <text:p text:style-name="P40"><text:span text:style-name="T17"><text:s text:c="4"/></text:span><text:span text:style-name="T27">FILE </text:span><text:span text:style-name="T22">*myFile</text:span><text:span text:style-name="T18">;</text:span></text:p>
      <text:p text:style-name="P40"><text:span text:style-name="T17"><text:s text:c="4"/></text:span><text:span text:style-name="T22">myFile = fopen(</text:span><text:span text:style-name="T25">"../input.txt"</text:span><text:span text:style-name="T18">, </text:span><text:span text:style-name="T25">"r"</text:span><text:span text:style-name="T22">)</text:span><text:span text:style-name="T18">;</text:span></text:p>
      <text:p text:style-name="P40"><text:span text:style-name="T17"><text:s text:c="4"/></text:span><text:span text:style-name="T19">int </text:span><text:span text:style-name="T22">*Res</text:span><text:span text:style-name="T18">;</text:span></text:p>
      <text:p text:style-name="P40"><text:span text:style-name="T17"><text:s text:c="4"/></text:span><text:span text:style-name="T19">while </text:span><text:span text:style-name="T22">((fscanf(myFile</text:span><text:span text:style-name="T18">, </text:span><text:span text:style-name="T25">"</text:span><text:span text:style-name="T18">%d</text:span><text:span text:style-name="T25">"</text:span><text:span text:style-name="T18">, </text:span><text:span text:style-name="T22">&amp;s) != </text:span><text:span text:style-name="T34">EOF</text:span><text:span text:style-name="T22">)) {</text:span></text:p>
      <text:p text:style-name="P40"><text:s text:c="8"/><text:span text:style-name="T19">if </text:span><text:span text:style-name="T22">(!myFile)</text:span></text:p>
      <text:p text:style-name="P40"><text:s text:c="12"/><text:span text:style-name="T19">break</text:span><text:span text:style-name="T18">;</text:span></text:p>
      <text:p text:style-name="P40"><text:span text:style-name="T17"><text:s text:c="8"/></text:span><text:span text:style-name="T22">k += </text:span><text:span text:style-name="T21">1</text:span><text:span text:style-name="T18">;</text:span></text:p>
      <text:p text:style-name="P40"><text:span text:style-name="T17"><text:s text:c="4"/></text:span><text:span text:style-name="T22">}</text:span></text:p>
      <text:p text:style-name="P40"><text:s text:c="4"/><text:span text:style-name="T22">Res = (</text:span><text:span text:style-name="T19">int </text:span><text:span text:style-name="T22">*) malloc(k * </text:span><text:span text:style-name="T19">sizeof</text:span><text:span text:style-name="T22">(</text:span><text:span text:style-name="T19">int</text:span><text:span text:style-name="T22">))</text:span><text:span text:style-name="T18">;</text:span></text:p>
      <text:p text:style-name="P40"><text:span text:style-name="T17"><text:s text:c="4"/></text:span><text:span text:style-name="T22">rewind(myFile)</text:span><text:span text:style-name="T18">;</text:span></text:p>
      <text:p text:style-name="P40"><text:span text:style-name="T17"><text:s text:c="4"/></text:span><text:span text:style-name="T19">for </text:span><text:span text:style-name="T22">(</text:span><text:span text:style-name="T19">int </text:span><text:span text:style-name="T22">i = </text:span><text:span text:style-name="T21">0</text:span><text:span text:style-name="T18">; </text:span><text:span text:style-name="T22">i &lt; k</text:span><text:span text:style-name="T18">; </text:span><text:span text:style-name="T22">i++) {</text:span></text:p>
      <text:p text:style-name="P40"><text:s text:c="8"/><text:span text:style-name="T19">if </text:span><text:span text:style-name="T22">(iterations == </text:span><text:span text:style-name="T21">0</text:span><text:span text:style-name="T22">) {</text:span></text:p>
      <text:p text:style-name="P40"><text:s text:c="12"/><text:span text:style-name="T22">fscanf(myFile</text:span><text:span text:style-name="T18">, </text:span><text:span text:style-name="T25">"</text:span><text:span text:style-name="T18">%d</text:span><text:span text:style-name="T25">"</text:span><text:span text:style-name="T18">, </text:span><text:span text:style-name="T22">&amp;result.</text:span><text:span text:style-name="T31">m</text:span><text:span text:style-name="T22">)</text:span><text:span text:style-name="T18">;</text:span></text:p>
      <text:p text:style-name="P40"><text:span text:style-name="T17"><text:s text:c="12"/></text:span><text:span text:style-name="T22">iterations++</text:span><text:span text:style-name="T18">;</text:span></text:p>
      <text:p text:style-name="P40"><text:span text:style-name="T17"><text:s text:c="8"/></text:span><text:span text:style-name="T22">}</text:span></text:p>
      <text:p text:style-name="P40"><text:s text:c="8"/><text:span text:style-name="T19">if </text:span><text:span text:style-name="T22">(iterations == </text:span><text:span text:style-name="T21">1</text:span><text:span text:style-name="T22">) {</text:span></text:p>
      <text:p text:style-name="P40"><text:s text:c="12"/><text:span text:style-name="T22">fscanf(myFile</text:span><text:span text:style-name="T18">, </text:span><text:span text:style-name="T25">"</text:span><text:span text:style-name="T18">%d</text:span><text:span text:style-name="T25">"</text:span><text:span text:style-name="T18">, </text:span><text:span text:style-name="T22">&amp;result.</text:span><text:span text:style-name="T31">n</text:span><text:span text:style-name="T22">)</text:span><text:span text:style-name="T18">;</text:span></text:p>
      <text:p text:style-name="P40"><text:span text:style-name="T17"><text:s text:c="12"/></text:span><text:span text:style-name="T22">iterations++</text:span><text:span text:style-name="T18">;</text:span></text:p>
      <text:p text:style-name="P40"><text:span text:style-name="T17"><text:s text:c="8"/></text:span><text:span text:style-name="T22">}</text:span></text:p>
      <text:p text:style-name="P40"><text:s text:c="8"/><text:span text:style-name="T22">fscanf(myFile</text:span><text:span text:style-name="T18">, </text:span><text:span text:style-name="T25">"</text:span><text:span text:style-name="T18">%d</text:span><text:span text:style-name="T25">"</text:span><text:span text:style-name="T18">, </text:span><text:span text:style-name="T22">&amp;Res[i])</text:span><text:span text:style-name="T18">;</text:span></text:p>
      <text:p text:style-name="P40"><text:span text:style-name="T17"><text:s text:c="8"/></text:span><text:span text:style-name="T33">// printf("c[%d]=%d <text:s/>", i, Res[i]);</text:span></text:p>
      <text:p text:style-name="P43"><text:s text:c="8"/><text:span text:style-name="T22">// printf("\t");</text:span></text:p>
      <text:p text:style-name="P40"><text:span text:style-name="T32"><text:s text:c="4"/></text:span><text:span text:style-name="T22">}</text:span></text:p>
      <text:p text:style-name="P40"><text:s text:c="4"/><text:span text:style-name="T22">printf(</text:span><text:span text:style-name="T25">"</text:span><text:span text:style-name="T18">\n</text:span><text:span text:style-name="T25">"</text:span><text:span text:style-name="T22">)</text:span><text:span text:style-name="T18">;</text:span></text:p>
      <text:p text:style-name="P40"><text:span text:style-name="T17"><text:s text:c="4"/></text:span><text:span text:style-name="T22">result.</text:span><text:span text:style-name="T31">res </text:span><text:span text:style-name="T22">= Res</text:span><text:span text:style-name="T18">;</text:span></text:p>
      <text:p text:style-name="P40"><text:span text:style-name="T17"><text:s text:c="4"/></text:span><text:span text:style-name="T22">fclose(myFile)</text:span><text:span text:style-name="T18">;</text:span></text:p>
      <text:p text:style-name="P40"><text:span text:style-name="T17"><text:s text:c="4"/></text:span><text:span text:style-name="T19">return </text:span><text:span text:style-name="T22">result</text:span><text:span text:style-name="T18">;</text:span></text:p>
      <text:p text:style-name="P35">}</text:p>
      <text:p text:style-name="P35"><text:soft-page-break/></text:p>
      <text:p text:style-name="P35"><text:span text:style-name="T20">int </text:span><text:span text:style-name="T26">main</text:span>() {</text:p>
      <text:p text:style-name="P40"><text:s text:c="4"/><text:span text:style-name="T19">int </text:span><text:span text:style-name="T22">N</text:span><text:span text:style-name="T18">, </text:span><text:span text:style-name="T22">M</text:span><text:span text:style-name="T18">, </text:span><text:span text:style-name="T22">i</text:span><text:span text:style-name="T18">, </text:span><text:span text:style-name="T22">j</text:span><text:span text:style-name="T18">, </text:span><text:span text:style-name="T22">summ</text:span><text:span text:style-name="T18">, </text:span><text:span text:style-name="T22">avg</text:span><text:span text:style-name="T18">;</text:span></text:p>
      <text:p text:style-name="P40"><text:span text:style-name="T17"><text:s text:c="4"/></text:span><text:span text:style-name="T19">struct </text:span><text:span text:style-name="T30">MyStruct </text:span><text:span text:style-name="T22">result = readFromFile()</text:span><text:span text:style-name="T18">;</text:span></text:p>
      <text:p text:style-name="P40"><text:span text:style-name="T17"><text:s text:c="4"/></text:span><text:span text:style-name="T19">int </text:span><text:span text:style-name="T22">*res</text:span><text:span text:style-name="T18">;</text:span></text:p>
      <text:p text:style-name="P40"><text:span text:style-name="T17"><text:s text:c="4"/></text:span><text:span text:style-name="T22">N = result.</text:span><text:span text:style-name="T31">n</text:span><text:span text:style-name="T18">;</text:span></text:p>
      <text:p text:style-name="P40"><text:span text:style-name="T17"><text:s text:c="4"/></text:span><text:span text:style-name="T22">M = result.</text:span><text:span text:style-name="T31">m</text:span><text:span text:style-name="T18">;</text:span></text:p>
      <text:p text:style-name="P40"><text:span text:style-name="T17"><text:s text:c="4"/></text:span><text:span text:style-name="T22">res = result.</text:span><text:span text:style-name="T31">res</text:span><text:span text:style-name="T18">;</text:span></text:p>
      <text:p text:style-name="P40"><text:span text:style-name="T17"><text:s text:c="4"/></text:span><text:span text:style-name="T22">printf(</text:span><text:span text:style-name="T25">"</text:span><text:span text:style-name="T18">%d</text:span><text:span text:style-name="T25">"</text:span><text:span text:style-name="T18">, </text:span><text:span text:style-name="T22">N)</text:span><text:span text:style-name="T18">;</text:span></text:p>
      <text:p text:style-name="P40"><text:span text:style-name="T17"><text:s text:c="4"/></text:span><text:span text:style-name="T22">printf(</text:span><text:span text:style-name="T25">"</text:span><text:span text:style-name="T18">\n</text:span><text:span text:style-name="T25">"</text:span><text:span text:style-name="T22">)</text:span><text:span text:style-name="T18">;</text:span></text:p>
      <text:p text:style-name="P40"><text:span text:style-name="T17"><text:s text:c="4"/></text:span><text:span text:style-name="T22">printf(</text:span><text:span text:style-name="T25">"</text:span><text:span text:style-name="T18">%d</text:span><text:span text:style-name="T25">"</text:span><text:span text:style-name="T18">, </text:span><text:span text:style-name="T22">M)</text:span><text:span text:style-name="T18">;</text:span></text:p>
      <text:p text:style-name="P40"><text:span text:style-name="T17"><text:s text:c="4"/></text:span><text:span text:style-name="T19">int </text:span><text:span text:style-name="T22">*arrayOfAvg = (</text:span><text:span text:style-name="T19">int </text:span><text:span text:style-name="T22">*) malloc(M * </text:span><text:span text:style-name="T19">sizeof</text:span><text:span text:style-name="T22">(</text:span><text:span text:style-name="T19">int</text:span><text:span text:style-name="T22">))</text:span><text:span text:style-name="T18">;</text:span></text:p>
      <text:p text:style-name="P40"><text:span text:style-name="T17"><text:s text:c="4"/></text:span><text:span text:style-name="T19">struct </text:span><text:span text:style-name="T30">timespec </text:span><text:span text:style-name="T22">mt1</text:span><text:span text:style-name="T18">, </text:span><text:span text:style-name="T22">mt2</text:span><text:span text:style-name="T18">;</text:span></text:p>
      <text:p text:style-name="P40"><text:span text:style-name="T17"><text:s text:c="4"/></text:span><text:span text:style-name="T19">long int </text:span><text:span text:style-name="T22">tt</text:span><text:span text:style-name="T18">;</text:span></text:p>
      <text:p text:style-name="P40"><text:span text:style-name="T17"><text:s text:c="4"/></text:span><text:span text:style-name="T33">// Основной код</text:span></text:p>
      <text:p text:style-name="P40"><text:span text:style-name="T32"><text:s text:c="4"/></text:span><text:span text:style-name="T22">clock_gettime(</text:span><text:span text:style-name="T34">CLOCK_REALTIME</text:span><text:span text:style-name="T18">, </text:span><text:span text:style-name="T22">&amp;mt1)</text:span><text:span text:style-name="T18">;</text:span></text:p>
      <text:p text:style-name="P40"><text:span text:style-name="T17"><text:s text:c="4"/></text:span><text:span text:style-name="T19">for </text:span><text:span text:style-name="T22">(i = </text:span><text:span text:style-name="T21">0</text:span><text:span text:style-name="T18">; </text:span><text:span text:style-name="T22">i &lt; M</text:span><text:span text:style-name="T18">; </text:span><text:span text:style-name="T22">i++) {</text:span></text:p>
      <text:p text:style-name="P40"><text:s text:c="8"/><text:span text:style-name="T22">summ = </text:span><text:span text:style-name="T21">0</text:span><text:span text:style-name="T18">;</text:span></text:p>
      <text:p text:style-name="P40"><text:span text:style-name="T17"><text:s text:c="8"/></text:span><text:span text:style-name="T19">for </text:span><text:span text:style-name="T22">(j = </text:span><text:span text:style-name="T21">0</text:span><text:span text:style-name="T18">; </text:span><text:span text:style-name="T22">j &lt; N</text:span><text:span text:style-name="T18">; </text:span><text:span text:style-name="T22">j++) {</text:span></text:p>
      <text:p text:style-name="P40"><text:s text:c="12"/><text:span text:style-name="T22">summ = summ + res[i * N + j]</text:span><text:span text:style-name="T18">;</text:span></text:p>
      <text:p text:style-name="P40"><text:span text:style-name="T17"><text:s text:c="8"/></text:span><text:span text:style-name="T22">}</text:span></text:p>
      <text:p text:style-name="P40"><text:s text:c="8"/><text:span text:style-name="T22">avg = summ / N</text:span><text:span text:style-name="T18">;</text:span></text:p>
      <text:p text:style-name="P40"><text:span text:style-name="T17"><text:s text:c="8"/></text:span><text:span text:style-name="T22">arrayOfAvg[i] = avg</text:span><text:span text:style-name="T18">;</text:span></text:p>
      <text:p text:style-name="P40"><text:span text:style-name="T17"><text:s text:c="4"/></text:span><text:span text:style-name="T22">}</text:span></text:p>
      <text:p text:style-name="P40"><text:s text:c="4"/><text:span text:style-name="T22">clock_gettime(</text:span><text:span text:style-name="T34">CLOCK_REALTIME</text:span><text:span text:style-name="T18">, </text:span><text:span text:style-name="T22">&amp;mt2)</text:span><text:span text:style-name="T18">;</text:span></text:p>
      <text:p text:style-name="P40"><text:span text:style-name="T17"><text:s text:c="4"/></text:span><text:span text:style-name="T22">tt = </text:span><text:span text:style-name="T21">1000000000 </text:span><text:span text:style-name="T22">* (mt2.</text:span><text:span text:style-name="T31">tv_sec </text:span><text:span text:style-name="T22">- mt1.</text:span><text:span text:style-name="T31">tv_sec</text:span><text:span text:style-name="T22">) + (mt2.</text:span><text:span text:style-name="T31">tv_nsec </text:span><text:span text:style-name="T22">- mt1.</text:span><text:span text:style-name="T31">tv_nsec</text:span><text:span text:style-name="T22">)</text:span><text:span text:style-name="T18">;</text:span></text:p>
      <text:p text:style-name="P40"><text:span text:style-name="T17"><text:s text:c="4"/></text:span><text:span text:style-name="T22">printf(</text:span><text:span text:style-name="T25">"</text:span><text:span text:style-name="T18">\n</text:span><text:span text:style-name="T25">"</text:span><text:span text:style-name="T22">)</text:span><text:span text:style-name="T18">;</text:span></text:p>
      <text:p text:style-name="P40"><text:span text:style-name="T17"><text:s text:c="4"/></text:span><text:span text:style-name="T22">writeToFile(arrayOfAvg</text:span><text:span text:style-name="T18">, </text:span><text:span text:style-name="T22">tt</text:span><text:span text:style-name="T18">, </text:span><text:span text:style-name="T22">M)</text:span><text:span text:style-name="T18">;</text:span></text:p>
      <text:p text:style-name="P40"><text:span text:style-name="T17"><text:s text:c="4"/></text:span><text:span text:style-name="T19">return </text:span><text:span text:style-name="T21">0</text:span><text:span text:style-name="T18">;</text:span></text:p>
      <text:p text:style-name="P64">}</text:p>
      <text:p text:style-name="P34"/>
      <text:p text:style-name="P30">Последовательная реализация</text:p>
      <text:p text:style-name="P6"><draw:frame draw:style-name="fr1" draw:name="Объект2" text:anchor-type="paragraph" svg:x="0.501cm" svg:y="0.238cm" svg:width="15.998cm" svg:height="8.999cm" draw:z-index="1"><draw:object xlink:href="./Object 1" xlink:type="simple" xlink:show="embed" xlink:actuate="onLoad" draw:notify-on-update-of-ranges="Таблица1"/><draw:image xlink:href="./ObjectReplacements/Object 1" xlink:type="simple" xlink:show="embed" xlink:actuate="onLoad"/></draw:frame></text:p>
      <text:p text:style-name="P12"><text:span text:style-name="T4">Рисунок 2 </text:span><text:span text:style-name="T2">— </text:span><text:span text:style-name="T6">График зависимости для варианта программы с последовательным исполнением</text:span>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7">Количество мегабайт</text:p>
          </table:table-cell>
          <table:table-cell table:style-name="Таблица1.A1" office:value-type="string">
            <text:p text:style-name="P67">Время в <text:span text:style-name="T39">наносекундах</text:span></text:p>
          </table:table-cell>
          <table:table-cell table:style-name="Таблица1.C1" office:value-type="string">
            <text:p text:style-name="P71">Время в секундах</text:p>
          </table:table-cell>
        </table:table-row>
        <table:table-row>
          <table:table-cell table:style-name="Таблица1.A2" office:value-type="string">
            <text:p text:style-name="P82">1</text:p>
          </table:table-cell>
          <table:table-cell table:style-name="Таблица1.A2" office:value-type="string">
            <text:p text:style-name="P46">1357628</text:p>
          </table:table-cell>
          <table:table-cell table:style-name="Таблица1.C2" office:value-type="string">
            <text:p text:style-name="P49">0,00135763</text:p>
          </table:table-cell>
        </table:table-row>
        <table:table-row>
          <table:table-cell table:style-name="Таблица1.A2" office:value-type="string">
            <text:p text:style-name="P82">255</text:p>
          </table:table-cell>
          <table:table-cell table:style-name="Таблица1.A2" office:value-type="string">
            <text:p text:style-name="P46">281971079</text:p>
          </table:table-cell>
          <table:table-cell table:style-name="Таблица1.C3" table:formula="ooow:&lt;B3&gt;/1000000000" office:value-type="float" office:value="0.281971079">
            <text:p text:style-name="P50">0,28</text:p>
          </table:table-cell>
        </table:table-row>
        <table:table-row>
          <table:table-cell table:style-name="Таблица1.A2" office:value-type="string">
            <text:p text:style-name="P82">510</text:p>
          </table:table-cell>
          <table:table-cell table:style-name="Таблица1.A2" office:value-type="string">
            <text:p text:style-name="P46">520258698</text:p>
          </table:table-cell>
          <table:table-cell table:style-name="Таблица1.C3" table:formula="ooow:&lt;B4&gt;/1000000000" office:value-type="float" office:value="0.520258698">
            <text:p text:style-name="P50">0,52</text:p>
          </table:table-cell>
        </table:table-row>
        <table:table-row>
          <table:table-cell table:style-name="Таблица1.A2" office:value-type="string">
            <text:p text:style-name="P82">765</text:p>
          </table:table-cell>
          <table:table-cell table:style-name="Таблица1.A2" office:value-type="string">
            <text:p text:style-name="P46">814199498</text:p>
          </table:table-cell>
          <table:table-cell table:style-name="Таблица1.C3" table:formula="ooow:&lt;B5&gt;/1000000000" office:value-type="float" office:value="0.814199498">
            <text:p text:style-name="P50">0,81</text:p>
          </table:table-cell>
        </table:table-row>
        <table:table-row>
          <table:table-cell table:style-name="Таблица1.A2" office:value-type="string">
            <text:p text:style-name="P82">1024</text:p>
          </table:table-cell>
          <table:table-cell table:style-name="Таблица1.A2" office:value-type="string">
            <text:p text:style-name="P46">1057427423</text:p>
          </table:table-cell>
          <table:table-cell table:style-name="Таблица1.C3" office:value-type="float" office:value="1.06">
            <text:p text:style-name="P50">1,06</text:p>
          </table:table-cell>
        </table:table-row>
      </table:table>
      <text:p text:style-name="P6"/>
      <text:p text:style-name="P20"/>
      <text:p text:style-name="P28">Варианты параллельной реализации</text:p>
      <text:p text:style-name="P39"/>
      <text:p text:style-name="P41"><text:s text:c="4"/></text:p>
      <text:p text:style-name="P37"><text:span text:style-name="T23">#pragma </text:span><text:span text:style-name="T22">omp parallel shared(res</text:span><text:span text:style-name="T17">, </text:span><text:span text:style-name="T22">arrayOfAvg) private(i</text:span><text:span text:style-name="T17">, </text:span><text:span text:style-name="T22">j</text:span><text:span text:style-name="T17">, </text:span><text:span text:style-name="T22">summ</text:span><text:span text:style-name="T17">, </text:span><text:span text:style-name="T22">avg)</text:span></text:p>
      <text:p text:style-name="P38"><text:s text:c="8"/>{</text:p>
      <text:p text:style-name="P35"><text:span text:style-name="T23">#pragma </text:span>omp <text:span text:style-name="T17">for</text:span></text:p>
      <text:p text:style-name="P40"><text:span text:style-name="T17"><text:s text:c="8"/></text:span><text:span text:style-name="T18">for </text:span><text:span text:style-name="T22">(i = </text:span><text:span text:style-name="T21">0</text:span><text:span text:style-name="T18">; </text:span><text:span text:style-name="T22">i &lt; M</text:span><text:span text:style-name="T18">; </text:span><text:span text:style-name="T22">i++) {</text:span></text:p>
      <text:p text:style-name="P40"><text:s text:c="12"/><text:span text:style-name="T22">summ = </text:span><text:span text:style-name="T21">0</text:span><text:span text:style-name="T18">;</text:span></text:p>
      <text:p text:style-name="P40"><text:span text:style-name="T17"><text:s text:c="12"/></text:span><text:span text:style-name="T18">for </text:span><text:span text:style-name="T22">(j = </text:span><text:span text:style-name="T21">0</text:span><text:span text:style-name="T18">; </text:span><text:span text:style-name="T22">j &lt; N</text:span><text:span text:style-name="T18">; </text:span><text:span text:style-name="T22">j++) {</text:span></text:p>
      <text:p text:style-name="P40"><text:s text:c="16"/><text:span text:style-name="T22">summ = summ + res[i * N + j]</text:span><text:span text:style-name="T18">;</text:span></text:p>
      <text:p text:style-name="P40"><text:span text:style-name="T32"><text:s text:c="12"/></text:span><text:span text:style-name="T22">}</text:span></text:p>
      <text:p text:style-name="P40"><text:s text:c="12"/><text:span text:style-name="T22">arrayOfAvg[i] = summ / N</text:span><text:span text:style-name="T18">;</text:span></text:p>
      <text:p text:style-name="P40"><text:span text:style-name="T17"><text:s text:c="8"/></text:span><text:span text:style-name="T22">}</text:span></text:p>
      <text:p text:style-name="P66"><text:span text:style-name="T35"><text:s text:c="4"/></text:span><text:span text:style-name="T36">}</text:span></text:p>
      <text:p text:style-name="P33"><draw:frame draw:style-name="fr1" draw:name="Объект1" text:anchor-type="paragraph" svg:x="0.342cm" svg:y="-0.279cm" svg:width="15.998cm" svg:height="8.999cm" draw:z-index="2"><draw:object xlink:href="./Object 4" xlink:type="simple" xlink:show="embed" xlink:actuate="onLoad" draw:notify-on-update-of-ranges="Таблица2"/><draw:image xlink:href="./ObjectReplacements/Object 4" xlink:type="simple" xlink:show="embed" xlink:actuate="onLoad"/></draw:frame></text:p>
      <text:p text:style-name="P17"><text:span text:style-name="T12">Рисунок </text:span><text:span text:style-name="T13">3</text:span><text:span text:style-name="T12"> </text:span><text:span text:style-name="T3">— </text:span><text:span text:style-name="T14">График зависимости для варианта программы с п</text:span><text:span text:style-name="T15">араллельным</text:span><text:span text:style-name="T14"> исполнением</text:span></text:p>
      <text:p text:style-name="P21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>
          <table:table-cell table:style-name="Таблица2.A1" office:value-type="string">
            <text:p text:style-name="P67">Количество мегабайт</text:p>
          </table:table-cell>
          <table:table-cell table:style-name="Таблица2.A1" office:value-type="string">
            <text:p text:style-name="P67">Время в <text:span text:style-name="T39">нано</text:span>секундах</text:p>
          </table:table-cell>
          <table:table-cell table:style-name="Таблица2.A1" office:value-type="string">
            <text:p text:style-name="P72">Время в секундах</text:p>
          </table:table-cell>
          <table:table-cell table:style-name="Таблица2.D1" office:value-type="string">
            <text:p text:style-name="P77">Время по omp</text:p>
          </table:table-cell>
        </table:table-row>
        <table:table-row>
          <table:table-cell table:style-name="Таблица2.A2" office:value-type="string">
            <text:p text:style-name="P81">1</text:p>
          </table:table-cell>
          <table:table-cell table:style-name="Таблица2.A2" office:value-type="string">
            <text:p text:style-name="P60"><text:span text:style-name="T38">1305212</text:span><text:span text:style-name="T35"> </text:span></text:p>
          </table:table-cell>
          <table:table-cell table:style-name="Таблица2.A2" office:value-type="string">
            <text:p text:style-name="P61">0,001305212</text:p>
          </table:table-cell>
          <table:table-cell table:style-name="Таблица2.D2" office:value-type="string">
            <text:p text:style-name="P59">0.006007</text:p>
          </table:table-cell>
        </table:table-row>
        <table:table-row>
          <table:table-cell table:style-name="Таблица2.A2" office:value-type="string">
            <text:p text:style-name="P82">255</text:p>
          </table:table-cell>
          <table:table-cell table:style-name="Таблица2.A2" office:value-type="string">
            <text:p text:style-name="P78">111785228</text:p>
          </table:table-cell>
          <table:table-cell table:style-name="Таблица2.C3" table:formula="ooow:&lt;B3&gt;/1000000000" office:value-type="float" office:value="0.111785228">
            <text:p text:style-name="P85">0,11</text:p>
          </table:table-cell>
          <table:table-cell table:style-name="Таблица2.D2" office:value-type="string">
            <text:p text:style-name="P88">0.093167</text:p>
          </table:table-cell>
        </table:table-row>
        <table:table-row>
          <table:table-cell table:style-name="Таблица2.A2" office:value-type="string">
            <text:p text:style-name="P82">510</text:p>
          </table:table-cell>
          <table:table-cell table:style-name="Таблица2.A2" office:value-type="string">
            <text:p text:style-name="P78">226369472</text:p>
          </table:table-cell>
          <table:table-cell table:style-name="Таблица2.C3" table:formula="ooow:&lt;B4&gt;/1000000000" office:value-type="float" office:value="0.226369472">
            <text:p text:style-name="P85">0,23</text:p>
          </table:table-cell>
          <table:table-cell table:style-name="Таблица2.D2" office:value-type="string">
            <text:p text:style-name="P88">0.192204</text:p>
          </table:table-cell>
        </table:table-row>
        <table:table-row>
          <table:table-cell table:style-name="Таблица2.A2" office:value-type="string">
            <text:p text:style-name="P82">765</text:p>
          </table:table-cell>
          <table:table-cell table:style-name="Таблица2.A2" office:value-type="string">
            <text:p text:style-name="P78">342164972</text:p>
          </table:table-cell>
          <table:table-cell table:style-name="Таблица2.C3" table:formula="ooow:&lt;B5&gt;/1000000000" office:value-type="float" office:value="0.342164972">
            <text:p text:style-name="P85">0,34</text:p>
          </table:table-cell>
          <table:table-cell table:style-name="Таблица2.D2" office:value-type="string">
            <text:p text:style-name="P93">0.302541</text:p>
          </table:table-cell>
        </table:table-row>
        <table:table-row>
          <table:table-cell table:style-name="Таблица2.A2" office:value-type="string">
            <text:p text:style-name="P94">1024</text:p>
          </table:table-cell>
          <table:table-cell table:style-name="Таблица2.A2" office:value-type="string">
            <text:p text:style-name="P46">453498874</text:p>
          </table:table-cell>
          <table:table-cell table:style-name="Таблица2.C3" table:formula="ooow:&lt;B6&gt;/1000000000" office:value-type="float" office:value="0.453498874">
            <text:p text:style-name="P50">0,45</text:p>
          </table:table-cell>
          <table:table-cell table:style-name="Таблица2.D2" office:value-type="string">
            <text:p text:style-name="P54">0.413260</text:p>
          </table:table-cell>
        </table:table-row>
      </table:table>
      <text:p text:style-name="P7"/>
      <text:p text:style-name="P7"/>
      <text:p text:style-name="P107"/>
      <text:p text:style-name="P108"><text:s/><text:span text:style-name="T22"><text:s text:c="6"/></text:span><text:span text:style-name="T18">for </text:span><text:span text:style-name="T22">(i = </text:span><text:span text:style-name="T21">0</text:span><text:span text:style-name="T18">; </text:span><text:span text:style-name="T22">i &lt; M</text:span><text:span text:style-name="T18">; </text:span><text:span text:style-name="T22">i++) {</text:span></text:p>
      <text:p text:style-name="P40"><text:s text:c="12"/><text:span text:style-name="T22">summ = </text:span><text:span text:style-name="T21">0</text:span><text:span text:style-name="T18">;</text:span></text:p>
      <text:p text:style-name="P35"><text:span text:style-name="T23">#pragma </text:span>omp parallel shared(res<text:span text:style-name="T17">, </text:span>arrayOfAvg) private( j<text:span text:style-name="T17">, </text:span>summ)</text:p>
      <text:p text:style-name="P40"><text:s text:c="12"/><text:span text:style-name="T22">{</text:span></text:p>
      <text:p text:style-name="P35"><text:span text:style-name="T23">#pragma </text:span>omp <text:span text:style-name="T17">for</text:span></text:p>
      <text:p text:style-name="P40"><text:span text:style-name="T17"><text:s text:c="16"/></text:span><text:span text:style-name="T18">for </text:span><text:span text:style-name="T22">(j = </text:span><text:span text:style-name="T21">0</text:span><text:span text:style-name="T18">; </text:span><text:span text:style-name="T22">j &lt; N</text:span><text:span text:style-name="T18">; </text:span><text:span text:style-name="T22">j++) {</text:span></text:p>
      <text:p text:style-name="P40"><text:s text:c="20"/><text:span text:style-name="T22">summ = summ + res[i * N + j]</text:span><text:span text:style-name="T18">;</text:span></text:p>
      <text:p text:style-name="P40"><text:span text:style-name="T32"><text:s text:c="16"/></text:span><text:span text:style-name="T22">}</text:span></text:p>
      <text:p text:style-name="P40"><text:s text:c="12"/><text:span text:style-name="T22">}</text:span></text:p>
      <text:p text:style-name="P40"><text:s text:c="12"/><text:span text:style-name="T22">arrayOfAvg[i] = summ / N</text:span><text:span text:style-name="T18">;</text:span></text:p>
      <text:p text:style-name="P65"><text:span text:style-name="T17"><text:s text:c="8"/></text:span><text:span text:style-name="T36">}</text:span></text:p>
      <text:p text:style-name="P11"><draw:frame draw:style-name="fr2" draw:name="Объект3" text:anchor-type="paragraph" svg:width="15.998cm" svg:height="8.999cm" draw:z-index="3"><draw:object xlink:href="./Object 5" xlink:type="simple" xlink:show="embed" xlink:actuate="onLoad" draw:notify-on-update-of-ranges="Таблица3"/><draw:image xlink:href="./ObjectReplacements/Object 5" xlink:type="simple" xlink:show="embed" xlink:actuate="onLoad"/></draw:frame><text:span text:style-name="T4">Рисунок </text:span><text:span text:style-name="T5">4</text:span><text:span text:style-name="T4"> </text:span><text:span text:style-name="T2">— </text:span><text:span text:style-name="T6">График зависимости для варианта программы с п</text:span><text:span text:style-name="T7">араллельным</text:span><text:span text:style-name="T6"> исполнением</text:span></text:p>
      <text:p text:style-name="P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A"/>
        <table:table-row>
          <table:table-cell table:style-name="Таблица3.A1" office:value-type="string">
            <text:p text:style-name="P67">Количество мегабайт</text:p>
          </table:table-cell>
          <table:table-cell table:style-name="Таблица3.A1" office:value-type="string">
            <text:p text:style-name="P67">Время в <text:span text:style-name="T39">нано</text:span>секундах</text:p>
          </table:table-cell>
          <table:table-cell table:style-name="Таблица3.A1" office:value-type="string">
            <text:p text:style-name="P72">Время в секундах</text:p>
          </table:table-cell>
          <table:table-cell table:style-name="Таблица3.D1" office:value-type="string">
            <text:p text:style-name="P77">Время по omp</text:p>
          </table:table-cell>
        </table:table-row>
        <table:table-row>
          <table:table-cell table:style-name="Таблица3.A2" office:value-type="string">
            <text:p text:style-name="P97">1</text:p>
          </table:table-cell>
          <table:table-cell table:style-name="Таблица3.A2" office:value-type="string">
            <text:p text:style-name="P46">1750912</text:p>
          </table:table-cell>
          <table:table-cell table:style-name="Таблица3.A2" office:value-type="string">
            <text:p text:style-name="P51">0,001750912</text:p>
          </table:table-cell>
          <table:table-cell table:style-name="Таблица3.D2" office:value-type="string">
            <text:p text:style-name="P51">0.001012</text:p>
          </table:table-cell>
        </table:table-row>
        <table:table-row>
          <table:table-cell table:style-name="Таблица3.A2" office:value-type="string">
            <text:p text:style-name="P82">255</text:p>
          </table:table-cell>
          <table:table-cell table:style-name="Таблица3.A2" office:value-type="string">
            <text:p text:style-name="P78">121862227</text:p>
          </table:table-cell>
          <table:table-cell table:style-name="Таблица3.C3" table:formula="ooow:&lt;B3&gt;/1000000000" office:value-type="float" office:value="0.121862227">
            <text:p text:style-name="P85">0,12</text:p>
          </table:table-cell>
          <table:table-cell table:style-name="Таблица3.D2" office:value-type="string">
            <text:p text:style-name="P85">0.114666</text:p>
          </table:table-cell>
        </table:table-row>
        <table:table-row>
          <table:table-cell table:style-name="Таблица3.A2" office:value-type="string">
            <text:p text:style-name="P82">510</text:p>
          </table:table-cell>
          <table:table-cell table:style-name="Таблица3.A2" office:value-type="string">
            <text:p text:style-name="P78">284992273</text:p>
          </table:table-cell>
          <table:table-cell table:style-name="Таблица3.C3" table:formula="ooow:&lt;B4&gt;/1000000000" office:value-type="float" office:value="0.284992273">
            <text:p text:style-name="P85">0,28</text:p>
          </table:table-cell>
          <table:table-cell table:style-name="Таблица3.D2" office:value-type="string">
            <text:p text:style-name="P85">0.248157</text:p>
          </table:table-cell>
        </table:table-row>
        <table:table-row>
          <table:table-cell table:style-name="Таблица3.A2" office:value-type="string">
            <text:p text:style-name="P82">765</text:p>
          </table:table-cell>
          <table:table-cell table:style-name="Таблица3.A2" office:value-type="string">
            <text:p text:style-name="P78">387017935</text:p>
          </table:table-cell>
          <table:table-cell table:style-name="Таблица3.C3" table:formula="ooow:&lt;B5&gt;/1000000000" office:value-type="float" office:value="0.387017935">
            <text:p text:style-name="P85">0,39</text:p>
          </table:table-cell>
          <table:table-cell table:style-name="Таблица3.D2" office:value-type="string">
            <text:p text:style-name="P85">0.358568</text:p>
          </table:table-cell>
        </table:table-row>
        <table:table-row>
          <table:table-cell table:style-name="Таблица3.A2" office:value-type="string">
            <text:p text:style-name="P94">1024</text:p>
          </table:table-cell>
          <table:table-cell table:style-name="Таблица3.A2" office:value-type="string">
            <text:p text:style-name="P46">526885062</text:p>
          </table:table-cell>
          <table:table-cell table:style-name="Таблица3.C3" table:formula="ooow:&lt;B6&gt;/1000000000" office:value-type="float" office:value="0.526885062">
            <text:p text:style-name="P50">0,53</text:p>
          </table:table-cell>
          <table:table-cell table:style-name="Таблица3.D2" office:value-type="string">
            <text:p text:style-name="P50">0.696915</text:p>
          </table:table-cell>
        </table:table-row>
      </table:table>
      <text:p text:style-name="P7"/>
      <text:p text:style-name="P31"/>
      <text:p text:style-name="P109"><text:span text:style-name="T23">#pragma </text:span>omp parallel shared(res<text:span text:style-name="T17">, </text:span>arrayOfAvg) private(i<text:span text:style-name="T17">, </text:span>j<text:span text:style-name="T17">, </text:span>summ<text:span text:style-name="T17">, </text:span>avg)</text:p>
      <text:p text:style-name="P40"><text:s text:c="4"/><text:span text:style-name="T22">{</text:span></text:p>
      <text:p text:style-name="P35"><text:span text:style-name="T23">#pragma </text:span>omp <text:span text:style-name="T17">for</text:span></text:p>
      <text:p text:style-name="P40"><text:span text:style-name="T17"><text:s text:c="8"/></text:span><text:span text:style-name="T18">for </text:span><text:span text:style-name="T22">(i = </text:span><text:span text:style-name="T21">0</text:span><text:span text:style-name="T18">; </text:span><text:span text:style-name="T22">i &lt; M</text:span><text:span text:style-name="T18">; </text:span><text:span text:style-name="T22">i++) {</text:span></text:p>
      <text:p text:style-name="P40"><text:s text:c="12"/><text:span text:style-name="T22">summ = </text:span><text:span text:style-name="T21">0</text:span><text:span text:style-name="T18">;</text:span></text:p>
      <text:p text:style-name="P35"><text:span text:style-name="T23">#pragma </text:span>omp parallel shared(res<text:span text:style-name="T17">, </text:span>arrayOfAvg) private(j<text:span text:style-name="T17">, </text:span>summ)</text:p>
      <text:p text:style-name="P40"><text:s text:c="12"/><text:span text:style-name="T22">{</text:span></text:p>
      <text:p text:style-name="P35"><text:span text:style-name="T23">#pragma </text:span>omp <text:span text:style-name="T17">for</text:span></text:p>
      <text:p text:style-name="P40"><text:span text:style-name="T17"><text:s text:c="16"/></text:span><text:span text:style-name="T18">for </text:span><text:span text:style-name="T22">(j = </text:span><text:span text:style-name="T21">0</text:span><text:span text:style-name="T18">; </text:span><text:span text:style-name="T22">j &lt; N</text:span><text:span text:style-name="T18">; </text:span><text:span text:style-name="T22">j++) {</text:span></text:p>
      <text:p text:style-name="P40"><text:s text:c="20"/><text:span text:style-name="T22">summ = summ + res[i * N + j]</text:span><text:span text:style-name="T18">;</text:span></text:p>
      <text:p text:style-name="P40"><text:span text:style-name="T17"><text:s text:c="16"/></text:span><text:span text:style-name="T22">}</text:span></text:p>
      <text:p text:style-name="P40"><text:s text:c="12"/><text:span text:style-name="T22">}</text:span></text:p>
      <text:p text:style-name="P40"><text:s text:c="12"/><text:span text:style-name="T22">arrayOfAvg[i] = summ / N</text:span><text:span text:style-name="T18">;</text:span></text:p>
      <text:p text:style-name="P40"><text:span text:style-name="T17"><text:s text:c="8"/></text:span><text:span text:style-name="T22">}</text:span></text:p>
      <text:p text:style-name="P65"><text:span text:style-name="T35"><text:s text:c="4"/></text:span><text:span text:style-name="T36">}</text:span></text:p>
      <text:p text:style-name="P11"><draw:frame draw:style-name="fr2" draw:name="Объект4" text:anchor-type="paragraph" svg:width="15.998cm" svg:height="8.999cm" draw:z-index="4"><draw:object xlink:href="./Object 2" xlink:type="simple" xlink:show="embed" xlink:actuate="onLoad" draw:notify-on-update-of-ranges="Таблица4"/><draw:image xlink:href="./ObjectReplacements/Object 2" xlink:type="simple" xlink:show="embed" xlink:actuate="onLoad"/></draw:frame><text:span text:style-name="T4">Рисунок </text:span><text:span text:style-name="T5">5</text:span><text:span text:style-name="T4"> </text:span><text:span text:style-name="T2">— </text:span><text:span text:style-name="T6">График зависимости для варианта программы с п</text:span><text:span text:style-name="T7">араллельным</text:span><text:span text:style-name="T6"> исполнением</text:span></text:p>
      <text:p text:style-name="P21"/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67">Количество мегабайт</text:p>
          </table:table-cell>
          <table:table-cell table:style-name="Таблица4.A1" office:value-type="string">
            <text:p text:style-name="P67">Время в <text:span text:style-name="T39">нано</text:span>секундах</text:p>
          </table:table-cell>
          <table:table-cell table:style-name="Таблица4.A1" office:value-type="string">
            <text:p text:style-name="P72">Время в секундах</text:p>
          </table:table-cell>
          <table:table-cell table:style-name="Таблица4.D1" office:value-type="string">
            <text:p text:style-name="P77">Время по omp</text:p>
          </table:table-cell>
        </table:table-row>
        <table:table-row>
          <table:table-cell table:style-name="Таблица4.A2" office:value-type="string">
            <text:p text:style-name="P97">1</text:p>
          </table:table-cell>
          <table:table-cell table:style-name="Таблица4.A2" office:value-type="string">
            <text:p text:style-name="P46">3369514</text:p>
          </table:table-cell>
          <table:table-cell table:style-name="Таблица4.A2" office:value-type="string">
            <text:p text:style-name="P55">0,003369514</text:p>
          </table:table-cell>
          <table:table-cell table:style-name="Таблица4.D2" office:value-type="string">
            <text:p text:style-name="P55">0.020749</text:p>
          </table:table-cell>
        </table:table-row>
        <table:table-row>
          <table:table-cell table:style-name="Таблица4.A2" office:value-type="string">
            <text:p text:style-name="P82">255</text:p>
          </table:table-cell>
          <table:table-cell table:style-name="Таблица4.A2" office:value-type="string">
            <text:p text:style-name="P78">119270556</text:p>
          </table:table-cell>
          <table:table-cell table:style-name="Таблица4.C3" table:formula="ooow:&lt;B3&gt;/1000000000" office:value-type="float" office:value="0.119270556">
            <text:p text:style-name="P89">0,12</text:p>
          </table:table-cell>
          <table:table-cell table:style-name="Таблица4.D2" office:value-type="string">
            <text:p text:style-name="P89">0.107144</text:p>
          </table:table-cell>
        </table:table-row>
        <table:table-row>
          <table:table-cell table:style-name="Таблица4.A2" office:value-type="string">
            <text:p text:style-name="P82">510</text:p>
          </table:table-cell>
          <table:table-cell table:style-name="Таблица4.A2" office:value-type="string">
            <text:p text:style-name="P78">263689220</text:p>
          </table:table-cell>
          <table:table-cell table:style-name="Таблица4.C3" table:formula="ooow:&lt;B4&gt;/1000000000" office:value-type="float" office:value="0.26368922">
            <text:p text:style-name="P85">0,26</text:p>
          </table:table-cell>
          <table:table-cell table:style-name="Таблица4.D2" office:value-type="string">
            <text:p text:style-name="P85">0.210612</text:p>
          </table:table-cell>
        </table:table-row>
        <table:table-row>
          <table:table-cell table:style-name="Таблица4.A2" office:value-type="string">
            <text:p text:style-name="P82">765</text:p>
          </table:table-cell>
          <table:table-cell table:style-name="Таблица4.A2" office:value-type="string">
            <text:p text:style-name="P78">366909611</text:p>
          </table:table-cell>
          <table:table-cell table:style-name="Таблица4.C3" table:formula="ooow:&lt;B5&gt;/1000000000" office:value-type="float" office:value="0.366909611">
            <text:p text:style-name="P89">0,37</text:p>
          </table:table-cell>
          <table:table-cell table:style-name="Таблица4.D2" office:value-type="string">
            <text:p text:style-name="P89">0.319956</text:p>
          </table:table-cell>
        </table:table-row>
        <table:table-row>
          <table:table-cell table:style-name="Таблица4.A2" office:value-type="string">
            <text:p text:style-name="P94">1024</text:p>
          </table:table-cell>
          <table:table-cell table:style-name="Таблица4.A2" office:value-type="string">
            <text:p text:style-name="P46">658578548</text:p>
          </table:table-cell>
          <table:table-cell table:style-name="Таблица4.C3" table:formula="ooow:&lt;B6&gt;/1000000000" office:value-type="float" office:value="0.658578548">
            <text:p text:style-name="P50">0,66</text:p>
          </table:table-cell>
          <table:table-cell table:style-name="Таблица4.D2" office:value-type="string">
            <text:p text:style-name="P50">0.533364</text:p>
          </table:table-cell>
        </table:table-row>
      </table:table>
      <text:p text:style-name="P7"/>
      <text:p text:style-name="P7"/>
      <text:p text:style-name="P27">Сравнение графиков при последовательном и параллельных реализациях.</text:p>
      <text:p text:style-name="P14"/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8">Количество мегабайт</text:p>
          </table:table-cell>
          <table:table-cell table:style-name="Таблица5.A1" office:value-type="string">
            <text:p text:style-name="P73">Время в секундах <text:span text:style-name="T40">последовательная </text:span></text:p>
          </table:table-cell>
          <table:table-cell table:style-name="Таблица5.A1" office:value-type="string">
            <text:p text:style-name="P73">Время в секундах <text:span text:style-name="T40">параллельная </text:span></text:p>
            <text:p text:style-name="P76">внешний</text:p>
          </table:table-cell>
          <table:table-cell table:style-name="Таблица5.A1" office:value-type="string">
            <text:p text:style-name="P73">Время в секундах <text:span text:style-name="T40">параллельная</text:span></text:p>
            <text:p text:style-name="P76">внутренний</text:p>
          </table:table-cell>
          <table:table-cell table:style-name="Таблица5.E1" office:value-type="string">
            <text:p text:style-name="P73">Время в секундах <text:span text:style-name="T40">параллельная</text:span></text:p>
            <text:p text:style-name="P76">внешний и</text:p>
            <text:p text:style-name="P76">внутренний</text:p>
          </table:table-cell>
        </table:table-row>
        <table:table-row>
          <table:table-cell table:style-name="Таблица5.A2" office:value-type="string">
            <text:p text:style-name="P97">1</text:p>
          </table:table-cell>
          <table:table-cell table:style-name="Таблица5.A2" office:value-type="string">
            <text:p text:style-name="P49">0,00135763</text:p>
          </table:table-cell>
          <table:table-cell table:style-name="Таблица5.A2" office:value-type="string">
            <text:p text:style-name="P49">0,00135763</text:p>
          </table:table-cell>
          <table:table-cell table:style-name="Таблица5.A2" office:value-type="string">
            <text:p text:style-name="P51">0,001750912</text:p>
          </table:table-cell>
          <table:table-cell table:style-name="Таблица5.E2" office:value-type="string">
            <text:p text:style-name="P55">0,003369514</text:p>
          </table:table-cell>
        </table:table-row>
        <table:table-row>
          <table:table-cell table:style-name="Таблица5.A2" office:value-type="string">
            <text:p text:style-name="P82">255</text:p>
          </table:table-cell>
          <table:table-cell table:style-name="Таблица5.B3" office:value-type="float" office:value="0.28">
            <text:p text:style-name="P50">0,<text:span text:style-name="T40">28</text:span></text:p>
          </table:table-cell>
          <table:table-cell table:style-name="Таблица5.B3" office:value-type="float" office:value="0.11">
            <text:p text:style-name="P90">0,11</text:p>
          </table:table-cell>
          <table:table-cell table:style-name="Таблица5.B3" office:value-type="float" office:value="0.12">
            <text:p text:style-name="P90">0,12</text:p>
          </table:table-cell>
          <table:table-cell table:style-name="Таблица5.E3" office:value-type="float" office:value="0.12">
            <text:p text:style-name="P90">0,12</text:p>
          </table:table-cell>
        </table:table-row>
        <table:table-row>
          <table:table-cell table:style-name="Таблица5.A2" office:value-type="string">
            <text:p text:style-name="P82">510</text:p>
          </table:table-cell>
          <table:table-cell table:style-name="Таблица5.B3" office:value-type="float" office:value="0.52">
            <text:p text:style-name="P56">0,52</text:p>
          </table:table-cell>
          <table:table-cell table:style-name="Таблица5.B3" office:value-type="float" office:value="0.23">
            <text:p text:style-name="P56">0,23</text:p>
          </table:table-cell>
          <table:table-cell table:style-name="Таблица5.B3" office:value-type="float" office:value="0.28">
            <text:p text:style-name="P90">0,28</text:p>
          </table:table-cell>
          <table:table-cell table:style-name="Таблица5.E3" office:value-type="float" office:value="0.26">
            <text:p text:style-name="P90">0,26</text:p>
          </table:table-cell>
        </table:table-row>
        <table:table-row>
          <table:table-cell table:style-name="Таблица5.A2" office:value-type="string">
            <text:p text:style-name="P82">765</text:p>
          </table:table-cell>
          <table:table-cell table:style-name="Таблица5.B3" office:value-type="float" office:value="0.81">
            <text:p text:style-name="P56">0,81</text:p>
          </table:table-cell>
          <table:table-cell table:style-name="Таблица5.B3" office:value-type="float" office:value="0.34">
            <text:p text:style-name="P56">0,34</text:p>
          </table:table-cell>
          <table:table-cell table:style-name="Таблица5.B3" office:value-type="float" office:value="0.39">
            <text:p text:style-name="P90">0,39</text:p>
          </table:table-cell>
          <table:table-cell table:style-name="Таблица5.E3" office:value-type="float" office:value="0.37">
            <text:p text:style-name="P90">0,37</text:p>
          </table:table-cell>
        </table:table-row>
        <table:table-row>
          <table:table-cell table:style-name="Таблица5.A2" office:value-type="string">
            <text:p text:style-name="P94">1024</text:p>
          </table:table-cell>
          <table:table-cell table:style-name="Таблица5.B3" office:value-type="float" office:value="1.06">
            <text:p text:style-name="P50">1,06</text:p>
          </table:table-cell>
          <table:table-cell table:style-name="Таблица5.B3" office:value-type="float" office:value="0.45">
            <text:p text:style-name="P50">0,<text:span text:style-name="T40">45</text:span></text:p>
          </table:table-cell>
          <table:table-cell table:style-name="Таблица5.B3" office:value-type="float" office:value="0.53">
            <text:p text:style-name="P56">0,53</text:p>
          </table:table-cell>
          <table:table-cell table:style-name="Таблица5.E3" office:value-type="float" office:value="0.66">
            <text:p text:style-name="P56">0,66</text:p>
          </table:table-cell>
        </table:table-row>
      </table:table>
      <text:p text:style-name="P13"><draw:frame draw:style-name="fr1" draw:name="Объект5" text:anchor-type="paragraph" svg:x="0.055cm" svg:y="1.124cm" svg:width="15.983cm" svg:height="8.998cm" draw:z-index="5"><draw:object xlink:href="./Object 3" xlink:type="simple" xlink:show="embed" xlink:actuate="onLoad" draw:notify-on-update-of-ranges="Таблица5"/><draw:image xlink:href="./ObjectReplacements/Object 3" xlink:type="simple" xlink:show="embed" xlink:actuate="onLoad"/></draw:frame></text:p>
      <text:p text:style-name="P11"><text:span text:style-name="T4">Рисунок </text:span><text:span text:style-name="T5">6</text:span><text:span text:style-name="T4"> </text:span><text:span text:style-name="T2">— </text:span><text:span text:style-name="T6">График зависимост</text:span><text:span text:style-name="T7">ей для</text:span><text:span text:style-name="T6"> программ с </text:span><text:span text:style-name="T7">последовательной </text:span><text:span text:style-name="T6">п</text:span><text:span text:style-name="T7">араллельными реализациями</text:span></text:p>
      <text:p text:style-name="P100"/>
      <text:p text:style-name="P101"><text:s/></text:p>
      <text:p text:style-name="P29"><text:span text:style-name="T6">Попытка изменить количество потоков </text:span><text:span text:style-name="T8">и посмотреть изменение в скорости работы лучшего из распараллеливаний. </text:span><text:span text:style-name="T9">Таблица результатов для 4 ядер.</text:span>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69">Количество мегабайт</text:p>
          </table:table-cell>
          <table:table-cell table:style-name="Таблица6.A1" office:value-type="string">
            <text:p text:style-name="P69">Время в <text:span text:style-name="T39">нано</text:span>секундах</text:p>
          </table:table-cell>
          <table:table-cell table:style-name="Таблица6.C1" office:value-type="string">
            <text:p text:style-name="P74">Время в секундах</text:p>
          </table:table-cell>
        </table:table-row>
        <table:table-row>
          <table:table-cell table:style-name="Таблица6.A2" office:value-type="string">
            <text:p text:style-name="P98">1</text:p>
          </table:table-cell>
          <table:table-cell table:style-name="Таблица6.A2" office:value-type="string">
            <text:p text:style-name="P47">11983261</text:p>
          </table:table-cell>
          <table:table-cell table:style-name="Таблица6.C2" office:value-type="string">
            <text:p text:style-name="P57">0,012</text:p>
          </table:table-cell>
        </table:table-row>
        <table:table-row>
          <table:table-cell table:style-name="Таблица6.A2" office:value-type="string">
            <text:p text:style-name="P83">255</text:p>
          </table:table-cell>
          <table:table-cell table:style-name="Таблица6.A2" office:value-type="string">
            <text:p text:style-name="P79">105576176</text:p>
          </table:table-cell>
          <table:table-cell table:style-name="Таблица6.C3" table:formula="ooow:&lt;B3&gt;/1000000000" office:value-type="float" office:value="0.105576176">
            <text:p text:style-name="P86">0,11</text:p>
          </table:table-cell>
        </table:table-row>
        <table:table-row>
          <table:table-cell table:style-name="Таблица6.A2" office:value-type="string">
            <text:p text:style-name="P83">510</text:p>
          </table:table-cell>
          <table:table-cell table:style-name="Таблица6.A2" office:value-type="string">
            <text:p text:style-name="P79">191154835</text:p>
          </table:table-cell>
          <table:table-cell table:style-name="Таблица6.C3" table:formula="ooow:&lt;B4&gt;/1000000000" office:value-type="float" office:value="0.191154835">
            <text:p text:style-name="P86">0,19</text:p>
          </table:table-cell>
        </table:table-row>
        <table:table-row>
          <table:table-cell table:style-name="Таблица6.A2" office:value-type="string">
            <text:p text:style-name="P83">765</text:p>
          </table:table-cell>
          <table:table-cell table:style-name="Таблица6.A2" office:value-type="string">
            <text:p text:style-name="P79">369360777</text:p>
          </table:table-cell>
          <table:table-cell table:style-name="Таблица6.C3" office:value-type="float" office:value="0.37">
            <text:p text:style-name="P91">0,37</text:p>
          </table:table-cell>
        </table:table-row>
        <table:table-row>
          <table:table-cell table:style-name="Таблица6.A2" office:value-type="string">
            <text:p text:style-name="P95">1024</text:p>
          </table:table-cell>
          <table:table-cell table:style-name="Таблица6.A2" office:value-type="string">
            <text:p text:style-name="P47">1498037374</text:p>
          </table:table-cell>
          <table:table-cell table:style-name="Таблица6.C3" table:formula="ooow:&lt;B6&gt;/1000000000" office:value-type="float" office:value="1.498037374">
            <text:p text:style-name="P52">1,5</text:p>
          </table:table-cell>
        </table:table-row>
      </table:table>
      <text:p text:style-name="P102"/>
      <text:p text:style-name="P104">Таблица результатов для 8 ядер.</text:p>
      <text:p text:style-name="P9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0">Количество мегабайт</text:p>
          </table:table-cell>
          <table:table-cell table:style-name="Таблица7.A1" office:value-type="string">
            <text:p text:style-name="P70">Время в <text:span text:style-name="T39">нано</text:span>секундах</text:p>
          </table:table-cell>
          <table:table-cell table:style-name="Таблица7.C1" office:value-type="string">
            <text:p text:style-name="P75">Время в секундах</text:p>
          </table:table-cell>
        </table:table-row>
        <table:table-row>
          <table:table-cell table:style-name="Таблица7.A2" office:value-type="string">
            <text:p text:style-name="P99">1</text:p>
          </table:table-cell>
          <table:table-cell table:style-name="Таблица7.A2" office:value-type="string">
            <text:p text:style-name="P48">1477296</text:p>
          </table:table-cell>
          <table:table-cell table:style-name="Таблица7.C2" office:value-type="string">
            <text:p text:style-name="P58">0,<text:span text:style-name="T41">0</text:span>01<text:span text:style-name="T41">5</text:span></text:p>
          </table:table-cell>
        </table:table-row>
        <table:table-row>
          <table:table-cell table:style-name="Таблица7.A2" office:value-type="string">
            <text:p text:style-name="P84">255</text:p>
          </table:table-cell>
          <table:table-cell table:style-name="Таблица7.A2" office:value-type="string">
            <text:p text:style-name="P80">102382210</text:p>
          </table:table-cell>
          <table:table-cell table:style-name="Таблица7.C3" table:formula="ooow:&lt;B3&gt;/1000000000" office:value-type="float" office:value="0.10238221">
            <text:p text:style-name="P87">0,1</text:p>
          </table:table-cell>
        </table:table-row>
        <table:table-row>
          <table:table-cell table:style-name="Таблица7.A2" office:value-type="string">
            <text:p text:style-name="P84">510</text:p>
          </table:table-cell>
          <table:table-cell table:style-name="Таблица7.A2" office:value-type="string">
            <text:p text:style-name="P80">195750873</text:p>
          </table:table-cell>
          <table:table-cell table:style-name="Таблица7.C3" table:formula="ooow:&lt;B4&gt;/1000000000" office:value-type="float" office:value="0.195750873">
            <text:p text:style-name="P87">0,2</text:p>
          </table:table-cell>
        </table:table-row>
        <table:table-row>
          <table:table-cell table:style-name="Таблица7.A2" office:value-type="string">
            <text:p text:style-name="P84">765</text:p>
          </table:table-cell>
          <table:table-cell table:style-name="Таблица7.A2" office:value-type="string">
            <text:p text:style-name="P80">295167915</text:p>
          </table:table-cell>
          <table:table-cell table:style-name="Таблица7.C3" office:value-type="float" office:value="0.3">
            <text:p text:style-name="P92">0,3</text:p>
          </table:table-cell>
        </table:table-row>
        <table:table-row>
          <table:table-cell table:style-name="Таблица7.A2" office:value-type="string">
            <text:p text:style-name="P96">1024</text:p>
          </table:table-cell>
          <table:table-cell table:style-name="Таблица7.A2" office:value-type="string">
            <text:p text:style-name="P48">635636388</text:p>
          </table:table-cell>
          <table:table-cell table:style-name="Таблица7.C3" table:formula="ooow:&lt;B6&gt;/1000000000" office:value-type="float" office:value="0.635636388">
            <text:p text:style-name="P53">0,64</text:p>
          </table:table-cell>
        </table:table-row>
      </table:table>
      <text:p text:style-name="P103"/>
      <text:p text:style-name="P106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FMono-Regular" svg:font-family="SFMono-Regular, Consolas, 'Liberation Mono', Menlo, Courier, monospac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11:25:23.151988670</meta:creation-date>
    <dc:date>2019-04-12T23:40:35.460237251</dc:date>
    <meta:editing-duration>PT2H30M2S</meta:editing-duration>
    <meta:editing-cycles>22</meta:editing-cycles>
    <meta:generator>LibreOffice/6.0.7.3$Linux_X86_64 LibreOffice_project/00m0$Build-3</meta:generator>
    <meta:document-statistic meta:table-count="7" meta:image-count="0" meta:object-count="5" meta:page-count="12" meta:paragraph-count="367" meta:word-count="1091" meta:character-count="7612" meta:non-whitespace-character-count="59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0.918cm" svg:y="0.314cm" chart:style-name="ch2">
          <text:p>График зависимости времени выполнения от количества мегабайт 
в последовательной реализации</text:p>
        </chart:title>
        <chart:legend chart:legend-position="end" svg:x="11.003cm" svg:y="4.2cm" style:legend-expansion="high" chart:style-name="ch3"/>
        <chart:plot-area chart:style-name="ch4" table:cell-range-address="Таблица1.$A$2:.$A$6 Таблица1.$B$1:.$B$6" chart:data-source-has-labels="both" svg:x="0.319cm" svg:y="1.776cm" svg:width="10.365cm" svg:height="7.044cm">
          <chartooo:coordinate-region svg:x="2.237cm" svg:y="1.975cm" svg:width="7.89cm" svg:height="6.198cm"/>
          <chart:axis chart:dimension="x" chart:name="primary-x" chart:style-name="ch5" chartooo:axis-type="auto">
            <chartooo:date-scale/>
            <chart:categories table:cell-range-address="Таблица1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1.$B$2:.$B$6" chart:label-cell-address="Таблица1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в наносекундах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Таблица1.$A$2:.$A$6</svg:desc>
                </draw:g>
              </table:table-cell>
              <table:table-cell office:value-type="float" office:value="1357628">
                <text:p>1357628</text:p>
                <draw:g>
                  <svg:desc>Таблица1.$B$2:.$B$6</svg:desc>
                </draw:g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1971079">
                <text:p>2819710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20258698">
                <text:p>52025869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814199498">
                <text:p>81419949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57427423">
                <text:p>10574274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0.534cm" svg:y="0.314cm" chart:style-name="ch2">
          <text:p>График зависимости времени выполнения от количества мегабайтдля 
параллельной реализации</text:p>
        </chart:title>
        <chart:legend chart:legend-position="end" svg:x="11.003cm" svg:y="4.2cm" style:legend-expansion="high" chart:style-name="ch3"/>
        <chart:plot-area chart:style-name="ch4" table:cell-range-address="Таблица4.$A$2:.$A$6 Таблица4.$B$1:.$B$6" chart:data-source-has-labels="both" svg:x="0.319cm" svg:y="1.776cm" svg:width="10.365cm" svg:height="7.044cm">
          <chartooo:coordinate-region svg:x="2.237cm" svg:y="1.975cm" svg:width="8.075cm" svg:height="6.198cm"/>
          <chart:axis chart:dimension="x" chart:name="primary-x" chart:style-name="ch5" chartooo:axis-type="auto">
            <chartooo:date-scale/>
            <chart:categories table:cell-range-address="Таблица4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4.$B$2:.$B$6" chart:label-cell-address="Таблица4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в наносекундах</text:p>
                <draw:g>
                  <svg:desc>Таблица4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Таблица4.$A$2:.$A$6</svg:desc>
                </draw:g>
              </table:table-cell>
              <table:table-cell office:value-type="float" office:value="3369514">
                <text:p>3369514</text:p>
                <draw:g>
                  <svg:desc>Таблица4.$B$2:.$B$6</svg:desc>
                </draw:g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19270556">
                <text:p>1192705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63689220">
                <text:p>26368922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66909611">
                <text:p>36690961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58578548">
                <text:p>6585785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bf44" draw:fill-color="#72bf4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97cm" xlink:href=".." xlink:type="simple" chart:class="chart:line" chart:style-name="ch1">
        <chart:title svg:x="0.976cm" svg:y="0.314cm" chart:style-name="ch2">
          <text:p>График зависимости времени выполнения от количества мегабайт
для последовательной и  параллельных реализаций</text:p>
        </chart:title>
        <chart:legend chart:legend-position="end" svg:x="10.166cm" svg:y="1.864cm" style:legend-expansion="high" chart:style-name="ch3"/>
        <chart:plot-area chart:style-name="ch4" table:cell-range-address="Таблица5.$A$2:.$A$6 Таблица5.$B$1:.$E$6" chart:data-source-has-labels="both" svg:x="0.319cm" svg:y="1.776cm" svg:width="9.528cm" svg:height="7.042cm">
          <chartooo:coordinate-region svg:x="1.046cm" svg:y="1.976cm" svg:width="8.429cm" svg:height="6.195cm"/>
          <chart:axis chart:dimension="x" chart:name="primary-x" chart:style-name="ch5" chartooo:axis-type="auto">
            <chartooo:date-scale/>
            <chart:categories table:cell-range-address="Таблица5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5.$B$2:.$B$6" chart:label-cell-address="Таблица5.$B$1" chart:class="chart:line">
            <chart:data-point chart:repeated="5"/>
          </chart:series>
          <chart:series chart:style-name="ch8" chart:values-cell-range-address="Таблица5.$C$2:.$C$6" chart:label-cell-address="Таблица5.$C$1" chart:class="chart:line">
            <chart:data-point chart:repeated="5"/>
          </chart:series>
          <chart:series chart:style-name="ch9" chart:values-cell-range-address="Таблица5.$D$2:.$D$6" chart:label-cell-address="Таблица5.$D$1" chart:class="chart:line">
            <chart:data-point chart:repeated="5"/>
          </chart:series>
          <chart:series chart:style-name="ch10" chart:values-cell-range-address="Таблица5.$E$2:.$E$6" chart:label-cell-address="Таблица5.$E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в секундах последовательная </text:p>
                <draw:g>
                  <svg:desc>Таблица5.$B$1</svg:desc>
                </draw:g>
              </table:table-cell>
              <table:table-cell office:value-type="string">
                <text:p>Время в секундах параллельная 
внешний</text:p>
                <draw:g>
                  <svg:desc>Таблица5.$C$1</svg:desc>
                </draw:g>
              </table:table-cell>
              <table:table-cell office:value-type="string">
                <text:p>Время в секундах параллельная
внутренний</text:p>
                <draw:g>
                  <svg:desc>Таблица5.$D$1</svg:desc>
                </draw:g>
              </table:table-cell>
              <table:table-cell office:value-type="string">
                <text:p>Время в секундах параллельная
внешний и
внутренний</text:p>
                <draw:g>
                  <svg:desc>Таблица5.$E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Таблица5.$A$2:.$A$6</svg:desc>
                </draw:g>
              </table:table-cell>
              <table:table-cell office:value-type="float" office:value="0.00135763">
                <text:p>0.00135763</text:p>
                <draw:g>
                  <svg:desc>Таблица5.$B$2:.$B$6</svg:desc>
                </draw:g>
              </table:table-cell>
              <table:table-cell office:value-type="float" office:value="0.00135763">
                <text:p>0.00135763</text:p>
                <draw:g>
                  <svg:desc>Таблица5.$C$2:.$C$6</svg:desc>
                </draw:g>
              </table:table-cell>
              <table:table-cell office:value-type="float" office:value="0.001750912">
                <text:p>0.001750912</text:p>
                <draw:g>
                  <svg:desc>Таблица5.$D$2:.$D$6</svg:desc>
                </draw:g>
              </table:table-cell>
              <table:table-cell office:value-type="float" office:value="0.003369514">
                <text:p>0.003369514</text:p>
                <draw:g>
                  <svg:desc>Таблица5.$E$2:.$E$6</svg:desc>
                </draw:g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8">
                <text:p>0.28</text:p>
              </table:table-cell>
              <table:table-cell office:value-type="float" office:value="0.11">
                <text:p>0.1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52">
                <text:p>0.52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81">
                <text:p>0.81</text:p>
              </table:table-cell>
              <table:table-cell office:value-type="float" office:value="0.34">
                <text:p>0.34</text:p>
              </table:table-cell>
              <table:table-cell office:value-type="float" office:value="0.39">
                <text:p>0.3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06">
                <text:p>1.06</text:p>
              </table:table-cell>
              <table:table-cell office:value-type="float" office:value="0.45">
                <text:p>0.45</text:p>
              </table:table-cell>
              <table:table-cell office:value-type="float" office:value="0.53">
                <text:p>0.53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0.984cm" svg:y="0.314cm" chart:style-name="ch2">
          <text:p>График зависимости времени выполнения от количества мегабайт
для параллельной реализации</text:p>
        </chart:title>
        <chart:legend chart:legend-position="end" svg:x="13.252cm" svg:y="4.2cm" style:legend-expansion="high" chart:style-name="ch3"/>
        <chart:plot-area chart:style-name="ch4" svg:x="0.319cm" svg:y="1.776cm" svg:width="12.614cm" svg:height="7.044cm">
          <chartooo:coordinate-region svg:x="1.02cm" svg:y="1.975cm" svg:width="11.913cm" svg:height="6.198cm"/>
          <chart:axis chart:dimension="x" chart:name="primary-x" chart:style-name="ch5" chartooo:axis-type="auto">
            <chartooo:date-scale/>
            <chart:categories table:cell-range-address="Таблица2.$D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2.$D$2" chart:label-cell-address="Таблица2.$D$2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06007</text:p>
                <draw:g>
                  <svg:desc>Таблица2.$D$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006007</text:p>
                <draw:g>
                  <svg:desc>Таблица2.$D$2</svg:desc>
                </draw:g>
              </table:table-cell>
              <table:table-cell office:value-type="float" office:value="NaN">
                <text:p>NaN</text:p>
                <draw:g>
                  <svg:desc>Таблица2.$D$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f200" draw:fill-color="#fff2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title svg:x="0.534cm" svg:y="0.314cm" chart:style-name="ch2">
          <text:p>График зависимости времени выполнения от количества мегабайтдля 
параллельной реализации</text:p>
        </chart:title>
        <chart:legend chart:legend-position="end" svg:x="11.003cm" svg:y="4.2cm" style:legend-expansion="high" chart:style-name="ch3"/>
        <chart:plot-area chart:style-name="ch4" table:cell-range-address="Таблица3.$A$2:.$A$6 Таблица3.$B$1:.$B$6" chart:data-source-has-labels="both" svg:x="0.319cm" svg:y="1.776cm" svg:width="10.365cm" svg:height="7.044cm">
          <chartooo:coordinate-region svg:x="2.237cm" svg:y="1.975cm" svg:width="8.075cm" svg:height="6.198cm"/>
          <chart:axis chart:dimension="x" chart:name="primary-x" chart:style-name="ch5" chartooo:axis-type="auto">
            <chartooo:date-scale/>
            <chart:categories table:cell-range-address="Таблица3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Таблица3.$B$2:.$B$6" chart:label-cell-address="Таблица3.$B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в наносекундах</text:p>
                <draw:g>
                  <svg:desc>Таблица3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Таблица3.$A$2:.$A$6</svg:desc>
                </draw:g>
              </table:table-cell>
              <table:table-cell office:value-type="float" office:value="1750912">
                <text:p>1750912</text:p>
                <draw:g>
                  <svg:desc>Таблица3.$B$2:.$B$6</svg:desc>
                </draw:g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862227">
                <text:p>1218622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4992273">
                <text:p>28499227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7017935">
                <text:p>38701793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26885062">
                <text:p>5268850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